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style:font-name-asian="HelveticaNeue" style:font-size-asian="12pt" style:font-name-complex="HelveticaNeue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c63324" style:font-name-asian="HelveticaNeue" style:font-size-asian="12pt" style:font-name-complex="HelveticaNeue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019d9f" style:font-name-asian="HelveticaNeue" style:font-size-asian="12pt" style:font-name-complex="HelveticaNeue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23582" style:font-name-asian="HelveticaNeue" style:font-size-asian="12pt" style:font-name-complex="HelveticaNeue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3854b" style:font-name-asian="HelveticaNeue" style:font-size-asian="12pt" style:font-name-complex="HelveticaNeue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506e4" style:font-name-asian="HelveticaNeue" style:font-size-asian="12pt" style:font-name-complex="HelveticaNeue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e4bb5" officeooo:paragraph-rsid="00ce4bb5" style:font-name-asian="HelveticaNeue" style:font-size-asian="12pt" style:font-name-complex="HelveticaNeue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7299d4" style:font-name-asian="HelveticaNeue" style:font-size-asian="12pt" style:font-name-complex="HelveticaNeue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b6f56" officeooo:paragraph-rsid="02123582" style:font-name-asian="HelveticaNeue" style:font-size-asian="12pt" style:font-name-complex="HelveticaNeue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b6f56" officeooo:paragraph-rsid="02167eaf" style:font-name-asian="HelveticaNeue" style:font-size-asian="12pt" style:font-name-complex="HelveticaNeue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7384f" officeooo:paragraph-rsid="02123582" style:font-name-asian="HelveticaNeue" style:font-size-asian="12pt" style:font-name-complex="HelveticaNeue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5d274a" officeooo:paragraph-rsid="0213854b" style:font-name-asian="HelveticaNeue" style:font-size-asian="12pt" style:font-name-complex="HelveticaNeue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7aa067" officeooo:paragraph-rsid="0213854b" style:font-name-asian="HelveticaNeue" style:font-size-asian="12pt" style:font-name-complex="HelveticaNeue"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63324" officeooo:paragraph-rsid="021506e4" style:font-name-asian="HelveticaNeue" style:font-size-asian="12pt" style:font-name-complex="HelveticaNeue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0f562" officeooo:paragraph-rsid="021506e4" style:font-name-asian="HelveticaNeue" style:font-size-asian="12pt" style:font-name-complex="HelveticaNeue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19c47f" officeooo:paragraph-rsid="021506e4" style:font-name-asian="HelveticaNeue" style:font-size-asian="12pt" style:font-name-complex="HelveticaNeue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afca0" officeooo:paragraph-rsid="02167eaf" style:font-name-asian="HelveticaNeue" style:font-size-asian="12pt" style:font-name-complex="HelveticaNeue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13c01d" officeooo:paragraph-rsid="02167eaf" style:font-name-asian="HelveticaNeue" style:font-size-asian="12pt" style:font-name-complex="HelveticaNeue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c5b66" officeooo:paragraph-rsid="02167eaf" style:font-name-asian="HelveticaNeue" style:font-size-asian="12pt" style:font-name-complex="HelveticaNeue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be0bb8" officeooo:paragraph-rsid="02123582" style:font-name-asian="HelveticaNeue" style:font-size-asian="12pt" style:font-name-complex="HelveticaNeue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21cd125" officeooo:paragraph-rsid="021cd125" style:font-name-asian="HelveticaNeue" style:font-size-asian="12pt" style:font-name-complex="HelveticaNeue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22558b3" officeooo:paragraph-rsid="022558b3" style:font-name-asian="HelveticaNeue" style:font-size-asian="12pt" style:font-name-complex="HelveticaNeue" style:font-size-complex="12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beabe8" officeooo:paragraph-rsid="00c63324" style:font-name-asian="HelveticaNeue" style:font-size-asian="12pt" style:font-name-complex="HelveticaNeue" style:font-size-complex="12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beabe8" officeooo:paragraph-rsid="0213854b" style:font-name-asian="HelveticaNeue" style:font-size-asian="12pt" style:font-name-complex="HelveticaNeue" style:font-size-complex="12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0eadb88" style:font-name-asian="HelveticaNeue" style:font-size-asian="12pt" style:font-name-complex="HelveticaNeue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0eae9cc" style:font-name-asian="HelveticaNeue" style:font-size-asian="12pt" style:font-name-complex="HelveticaNeue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12c90a5" style:font-name-asian="HelveticaNeue" style:font-size-asian="12pt" style:font-name-complex="HelveticaNeue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eae9cc" officeooo:paragraph-rsid="00eae9cc" style:font-name-asian="HelveticaNeue" style:font-size-asian="12pt" style:font-name-complex="HelveticaNeue" style:font-size-complex="12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paragraph-rsid="02123582" style:font-name-asian="HelveticaNeue" style:font-size-asian="12pt" style:font-name-complex="HelveticaNeue" style:font-size-complex="12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paragraph-rsid="02019d9f" style:font-name-asian="HelveticaNeue" style:font-size-asian="12pt" style:font-name-complex="HelveticaNeue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8efc6b" officeooo:paragraph-rsid="0213854b" style:font-name-asian="HelveticaNeue" style:font-size-asian="12pt" style:font-name-complex="HelveticaNeue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eee7d" officeooo:paragraph-rsid="0213854b" style:font-name-asian="HelveticaNeue" style:font-size-asian="12pt" style:font-name-complex="HelveticaNeue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ea75f" officeooo:paragraph-rsid="021506e4" style:font-name-asian="HelveticaNeue" style:font-size-asian="12pt" style:font-name-complex="HelveticaNeue" style:font-size-complex="12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0f562" officeooo:paragraph-rsid="021506e4" style:font-name-asian="HelveticaNeue" style:font-size-asian="12pt" style:font-name-complex="HelveticaNeue" style:font-size-complex="12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0f562" officeooo:paragraph-rsid="02167eaf" style:font-name-asian="HelveticaNeue" style:font-size-asian="12pt" style:font-name-complex="HelveticaNeue" style:font-size-complex="12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90479" officeooo:paragraph-rsid="021506e4" style:font-name-asian="HelveticaNeue" style:font-size-asian="12pt" style:font-name-complex="HelveticaNeue" style:font-size-complex="12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506e4" style:font-name-asian="HelveticaNeue" style:font-size-asian="12pt" style:font-name-complex="HelveticaNeue" style:font-size-complex="12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67eaf" style:font-name-asian="HelveticaNeue" style:font-size-asian="12pt" style:font-name-complex="HelveticaNeue" style:font-size-complex="12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11740" officeooo:paragraph-rsid="02167eaf" style:font-name-asian="HelveticaNeue" style:font-size-asian="12pt" style:font-name-complex="HelveticaNeue" style:font-size-complex="12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c4b94" officeooo:paragraph-rsid="02167eaf" style:font-name-asian="HelveticaNeue" style:font-size-asian="12pt" style:font-name-complex="HelveticaNeue" style:font-size-complex="12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font-name-asian="HelveticaNeue" style:font-size-asian="12pt" style:font-name-complex="HelveticaNeue" style:font-size-complex="12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1fb08f" style:font-name-asian="HelveticaNeue" style:font-size-asian="12pt" style:font-name-complex="HelveticaNeue" style:font-size-complex="12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22ceef" style:font-name-asian="HelveticaNeue" style:font-size-asian="12pt" style:font-name-complex="HelveticaNeue" style:font-size-complex="12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3ce8e2" style:font-name-asian="HelveticaNeue" style:font-size-asian="12pt" style:font-name-complex="HelveticaNeue" style:font-size-complex="12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c1ad70" style:font-name-asian="HelveticaNeue" style:font-size-asian="12pt" style:font-name-complex="HelveticaNeue" style:font-size-complex="12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9de3a5" style:font-name-asian="HelveticaNeue" style:font-size-asian="12pt" style:font-name-complex="HelveticaNeue" style:font-size-complex="12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64f07c" style:font-name-asian="HelveticaNeue" style:font-size-asian="12pt" style:font-name-complex="HelveticaNeue" style:font-size-complex="12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bccc9e" style:font-name-asian="HelveticaNeue" style:font-size-asian="12pt" style:font-name-complex="HelveticaNeue" style:font-size-complex="12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49085" style:font-name-asian="HelveticaNeue" style:font-size-asian="12pt" style:font-name-complex="HelveticaNeue" style:font-size-complex="12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6c7c9" style:font-name-asian="HelveticaNeue" style:font-size-asian="12pt" style:font-name-complex="HelveticaNeue" style:font-size-complex="12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d539f" style:font-name-asian="HelveticaNeue" style:font-size-asian="12pt" style:font-name-complex="HelveticaNeue" style:font-size-complex="12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b1a848" style:font-name-asian="HelveticaNeue" style:font-size-asian="12pt" style:font-name-complex="HelveticaNeue" style:font-size-complex="12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e81f69" style:font-name-asian="HelveticaNeue" style:font-size-asian="12pt" style:font-name-complex="HelveticaNeue" style:font-size-complex="12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00f9d0" style:font-name-asian="HelveticaNeue" style:font-size-asian="12pt" style:font-name-complex="HelveticaNeue" style:font-size-complex="12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019d9f" style:font-name-asian="HelveticaNeue" style:font-size-asian="12pt" style:font-name-complex="HelveticaNeue" style:font-size-complex="12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9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keep-with-next="always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3854b" style:font-name-asian="HelveticaNeue" style:font-size-asian="12pt" style:font-name-complex="HelveticaNeue" style:font-size-complex="12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506e4" style:font-name-asian="HelveticaNeue" style:font-size-asian="12pt" style:font-name-complex="HelveticaNeue" style:font-size-complex="12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70d87" style:font-name-asian="HelveticaNeue" style:font-size-asian="12pt" style:font-name-complex="HelveticaNeue" style:font-size-complex="12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b7a53c" officeooo:paragraph-rsid="00b7a53c" style:font-name-asian="HelveticaNeue" style:font-size-asian="12pt" style:font-name-complex="HelveticaNeue" style:font-size-complex="12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d3dac0" style:font-name-asian="HelveticaNeue" style:font-size-asian="12pt" style:font-name-complex="HelveticaNeue" style:font-size-complex="12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1e00" style:font-name-asian="HelveticaNeue" style:font-size-asian="12pt" style:font-name-complex="HelveticaNeue" style:font-size-complex="12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2979" style:font-name-asian="HelveticaNeue" style:font-size-asian="12pt" style:font-name-complex="HelveticaNeue" style:font-size-complex="12pt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cb7dd" style:font-name-asian="HelveticaNeue" style:font-size-asian="12pt" style:font-name-complex="HelveticaNeue" style:font-size-complex="12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d43b4" style:font-name-asian="HelveticaNeue" style:font-size-asian="12pt" style:font-name-complex="HelveticaNeue" style:font-size-complex="12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0b947e" style:font-name-asian="HelveticaNeue" style:font-size-asian="12pt" style:font-name-complex="HelveticaNeue" style:font-size-complex="12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170d87" style:font-name-asian="HelveticaNeue" style:font-size-asian="12pt" style:font-name-complex="HelveticaNeue" style:font-size-complex="12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e491" style:font-name-asian="HelveticaNeue" style:font-size-asian="12pt" style:font-name-complex="HelveticaNeue" style:font-size-complex="12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21ecbe" style:font-name-asian="HelveticaNeue" style:font-size-asian="12pt" style:font-name-complex="HelveticaNeue" style:font-size-complex="12pt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9edee5" officeooo:paragraph-rsid="009edee5" style:font-name-asian="HelveticaNeue" style:font-size-asian="12pt" style:font-name-complex="HelveticaNeue" style:font-size-complex="12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c4b94" officeooo:paragraph-rsid="0213854b" style:font-name-asian="HelveticaNeue" style:font-size-asian="12pt" style:font-name-complex="HelveticaNeue" style:font-size-complex="12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c4b94" officeooo:paragraph-rsid="02167eaf" style:font-name-asian="HelveticaNeue" style:font-size-asian="12pt" style:font-name-complex="HelveticaNeue" style:font-size-complex="12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d64ba" officeooo:paragraph-rsid="02167eaf" style:font-name-asian="HelveticaNeue" style:font-size-asian="12pt" style:font-name-complex="HelveticaNeue" style:font-size-complex="12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8ccf" officeooo:paragraph-rsid="02167eaf" style:font-name-asian="HelveticaNeue" style:font-size-asian="12pt" style:font-name-complex="HelveticaNeue" style:font-size-complex="12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f562" officeooo:paragraph-rsid="021506e4" style:font-name-asian="HelveticaNeue" style:font-size-asian="12pt" style:font-name-complex="HelveticaNeue" style:font-size-complex="12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f562" officeooo:paragraph-rsid="02167eaf" style:font-name-asian="HelveticaNeue" style:font-size-asian="12pt" style:font-name-complex="HelveticaNeue" style:font-size-complex="12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23582" style:font-name-asian="HelveticaNeue" style:font-size-asian="12pt" style:font-name-complex="HelveticaNeue" style:font-size-complex="12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67eaf" style:font-name-asian="HelveticaNeue" style:font-size-asian="12pt" style:font-name-complex="HelveticaNeue" style:font-size-complex="12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e491" officeooo:paragraph-rsid="01fb2e85" style:font-name-asian="HelveticaNeue" style:font-size-asian="12pt" style:font-name-complex="HelveticaNeue" style:font-size-complex="12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e491" officeooo:paragraph-rsid="02170d87" style:font-name-asian="HelveticaNeue" style:font-size-asian="12pt" style:font-name-complex="HelveticaNeue" style:font-size-complex="12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813b3" style:font-name-asian="HelveticaNeue" style:font-size-asian="12pt" style:font-name-complex="HelveticaNeue" style:font-size-complex="12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ebd5e" style:font-name-asian="HelveticaNeue" style:font-size-asian="12pt" style:font-name-complex="HelveticaNeue" style:font-size-complex="12pt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f5b8c" style:font-name-asian="HelveticaNeue" style:font-size-asian="12pt" style:font-name-complex="HelveticaNeue" style:font-size-complex="12pt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20f6905" style:font-name-asian="HelveticaNeue" style:font-size-asian="12pt" style:font-name-complex="HelveticaNeue" style:font-size-complex="12pt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96ff6" officeooo:paragraph-rsid="01fbe079" style:font-name-asian="HelveticaNeue" style:font-size-asian="12pt" style:font-name-complex="HelveticaNeue" style:font-size-complex="12pt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b2e85" officeooo:paragraph-rsid="01fbe079" style:font-name-asian="HelveticaNeue" style:font-size-asian="12pt" style:font-name-complex="HelveticaNeue" style:font-size-complex="12pt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d43b4" officeooo:paragraph-rsid="01fd43b4" style:font-name-asian="HelveticaNeue" style:font-size-asian="12pt" style:font-name-complex="HelveticaNeue" style:font-size-complex="12pt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1ff5b8c" style:font-name-asian="HelveticaNeue" style:font-size-asian="12pt" style:font-name-complex="HelveticaNeue" style:font-size-complex="12pt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2008c95" style:font-name-asian="HelveticaNeue" style:font-size-asian="12pt" style:font-name-complex="HelveticaNeue" style:font-size-complex="12pt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200f9d0" style:font-name-asian="HelveticaNeue" style:font-size-asian="12pt" style:font-name-complex="HelveticaNeue" style:font-size-complex="12pt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1e00" officeooo:paragraph-rsid="01f51e00" style:font-name-asian="HelveticaNeue" style:font-size-asian="12pt" style:font-name-complex="HelveticaNeue" style:font-size-complex="12pt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2979" officeooo:paragraph-rsid="01fd43b4" style:font-name-asian="HelveticaNeue" style:font-size-asian="12pt" style:font-name-complex="HelveticaNeue" style:font-size-complex="12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b6f56" officeooo:paragraph-rsid="02167eaf" style:font-name-asian="HelveticaNeue" style:font-size-asian="12pt" style:font-name-complex="HelveticaNeue" style:font-size-complex="12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48af20" officeooo:paragraph-rsid="02123582" style:font-name-asian="HelveticaNeue" style:font-size-asian="12pt" style:font-name-complex="HelveticaNeue" style:font-size-complex="12pt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a9a999" officeooo:paragraph-rsid="02123582" style:font-name-asian="HelveticaNeue" style:font-size-asian="12pt" style:font-name-complex="HelveticaNeue" style:font-size-complex="12pt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adcb33" officeooo:paragraph-rsid="02123582" style:font-name-asian="HelveticaNeue" style:font-size-asian="12pt" style:font-name-complex="HelveticaNeue" style:font-size-complex="12pt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4a9674" officeooo:paragraph-rsid="02123582" style:font-name-asian="HelveticaNeue" style:font-size-asian="12pt" style:font-name-complex="HelveticaNeue" style:font-size-complex="12pt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1416b" officeooo:paragraph-rsid="02123582" style:font-name-asian="HelveticaNeue" style:font-size-asian="12pt" style:font-name-complex="HelveticaNeue" style:font-size-complex="12pt"/>
    </style:style>
    <style:style style:name="P102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keep-with-next="always"/>
      <style:text-properties fo:color="#000000" loext:opacity="100%" style:font-name="Likhan" fo:font-size="12pt" officeooo:rsid="01c1416b" officeooo:paragraph-rsid="02123582" style:font-name-asian="HelveticaNeue" style:font-size-asian="12pt" style:font-name-complex="HelveticaNeue" style:font-size-complex="12pt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99cc9" officeooo:paragraph-rsid="02123582" style:font-name-asian="HelveticaNeue" style:font-size-asian="12pt" style:font-name-complex="HelveticaNeue" style:font-size-complex="12pt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officeooo:paragraph-rsid="02123582" style:font-name-asian="HelveticaNeue" style:font-size-asian="12pt" style:font-name-complex="HelveticaNeue" style:font-size-complex="12pt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style:font-name-asian="HelveticaNeue" style:font-size-asian="12pt" style:font-name-complex="HelveticaNeue" style:font-size-complex="12pt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officeooo:paragraph-rsid="0213854b" style:font-name-asian="HelveticaNeue" style:font-size-asian="12pt" style:font-name-complex="HelveticaNeue" style:font-size-complex="12pt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9c199c" officeooo:paragraph-rsid="02123582" style:font-name-asian="HelveticaNeue" style:font-size-asian="12pt" style:font-name-complex="HelveticaNeue" style:font-size-complex="12pt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da674e" officeooo:paragraph-rsid="02123582" style:font-name-asian="HelveticaNeue" style:font-size-asian="12pt" style:font-name-complex="HelveticaNeue" style:font-size-complex="12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e6cbbd" officeooo:paragraph-rsid="02123582" style:font-name-asian="HelveticaNeue" style:font-size-asian="12pt" style:font-name-complex="HelveticaNeue" style:font-size-complex="12pt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3bf4d" officeooo:paragraph-rsid="02123582" style:font-name-asian="HelveticaNeue" style:font-size-asian="12pt" style:font-name-complex="HelveticaNeue" style:font-size-complex="12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8e5c8" officeooo:paragraph-rsid="02123582" style:font-name-asian="HelveticaNeue" style:font-size-asian="12pt" style:font-name-complex="HelveticaNeue" style:font-size-complex="12pt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6716b" officeooo:paragraph-rsid="02123582" style:font-name-asian="HelveticaNeue" style:font-size-asian="12pt" style:font-name-complex="HelveticaNeue" style:font-size-complex="12pt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d5cab" officeooo:paragraph-rsid="0213854b" style:font-name-asian="HelveticaNeue" style:font-size-asian="12pt" style:font-name-complex="HelveticaNeue" style:font-size-complex="12pt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36b0f" officeooo:paragraph-rsid="0213854b" style:font-name-asian="HelveticaNeue" style:font-size-asian="12pt" style:font-name-complex="HelveticaNeue" style:font-size-complex="12pt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c7b46" officeooo:paragraph-rsid="0213854b" style:font-name-asian="HelveticaNeue" style:font-size-asian="12pt" style:font-name-complex="HelveticaNeue" style:font-size-complex="12pt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06d11" officeooo:paragraph-rsid="0213854b" style:font-name-asian="HelveticaNeue" style:font-size-asian="12pt" style:font-name-complex="HelveticaNeue" style:font-size-complex="12pt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25498" officeooo:paragraph-rsid="0213854b" style:font-name-asian="HelveticaNeue" style:font-size-asian="12pt" style:font-name-complex="HelveticaNeue" style:font-size-complex="12pt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50953" officeooo:paragraph-rsid="0213854b" style:font-name-asian="HelveticaNeue" style:font-size-asian="12pt" style:font-name-complex="HelveticaNeue" style:font-size-complex="12pt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5f75a" officeooo:paragraph-rsid="0213854b" style:font-name-asian="HelveticaNeue" style:font-size-asian="12pt" style:font-name-complex="HelveticaNeue" style:font-size-complex="12pt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80d3b" officeooo:paragraph-rsid="0213854b" style:font-name-asian="HelveticaNeue" style:font-size-asian="12pt" style:font-name-complex="HelveticaNeue" style:font-size-complex="12pt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0b772" officeooo:paragraph-rsid="0213854b" style:font-name-asian="HelveticaNeue" style:font-size-asian="12pt" style:font-name-complex="HelveticaNeue" style:font-size-complex="12pt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19368" officeooo:paragraph-rsid="0213854b" style:font-name-asian="HelveticaNeue" style:font-size-asian="12pt" style:font-name-complex="HelveticaNeue" style:font-size-complex="12pt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4e3dc" officeooo:paragraph-rsid="0213854b" style:font-name-asian="HelveticaNeue" style:font-size-asian="12pt" style:font-name-complex="HelveticaNeue" style:font-size-complex="12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1cb52" officeooo:paragraph-rsid="0213854b" style:font-name-asian="HelveticaNeue" style:font-size-asian="12pt" style:font-name-complex="HelveticaNeue" style:font-size-complex="12pt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20c26" officeooo:paragraph-rsid="0213854b" style:font-name-asian="HelveticaNeue" style:font-size-asian="12pt" style:font-name-complex="HelveticaNeue" style:font-size-complex="12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231c0" officeooo:paragraph-rsid="0213854b" style:font-name-asian="HelveticaNeue" style:font-size-asian="12pt" style:font-name-complex="HelveticaNeue" style:font-size-complex="12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b65da0" officeooo:paragraph-rsid="0213854b" style:font-name-asian="HelveticaNeue" style:font-size-asian="12pt" style:font-name-complex="HelveticaNeue" style:font-size-complex="12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b7baa1" officeooo:paragraph-rsid="0213854b" style:font-name-asian="HelveticaNeue" style:font-size-asian="12pt" style:font-name-complex="HelveticaNeue" style:font-size-complex="12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6228f" officeooo:paragraph-rsid="0213854b" style:font-name-asian="HelveticaNeue" style:font-size-asian="12pt" style:font-name-complex="HelveticaNeue" style:font-size-complex="12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8a811" officeooo:paragraph-rsid="0213854b" style:font-name-asian="HelveticaNeue" style:font-size-asian="12pt" style:font-name-complex="HelveticaNeue" style:font-size-complex="12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a9bbf" officeooo:paragraph-rsid="0213854b" style:font-name-asian="HelveticaNeue" style:font-size-asian="12pt" style:font-name-complex="HelveticaNeue" style:font-size-complex="12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84685" officeooo:paragraph-rsid="0213854b" style:font-name-asian="HelveticaNeue" style:font-size-asian="12pt" style:font-name-complex="HelveticaNeue" style:font-size-complex="12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ee7d" officeooo:paragraph-rsid="0213854b" style:font-name-asian="HelveticaNeue" style:font-size-asian="12pt" style:font-name-complex="HelveticaNeue" style:font-size-complex="12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9d461" officeooo:paragraph-rsid="0213854b" style:font-name-asian="HelveticaNeue" style:font-size-asian="12pt" style:font-name-complex="HelveticaNeue" style:font-size-complex="12pt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0c63324" style:font-name-asian="HelveticaNeue" style:font-size-asian="12pt" style:font-name-complex="HelveticaNeue" style:font-size-complex="12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21506e4" style:font-name-asian="HelveticaNeue" style:font-size-asian="12pt" style:font-name-complex="HelveticaNeue" style:font-size-complex="12pt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2167eaf" style:font-name-asian="HelveticaNeue" style:font-size-asian="12pt" style:font-name-complex="HelveticaNeue" style:font-size-complex="12pt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d27c" officeooo:paragraph-rsid="02167eaf" style:font-name-asian="HelveticaNeue" style:font-size-asian="12pt" style:font-name-complex="HelveticaNeue" style:font-size-complex="12pt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d27c" officeooo:paragraph-rsid="0227c890" style:font-name-asian="HelveticaNeue" style:font-size-asian="12pt" style:font-name-complex="HelveticaNeue" style:font-size-complex="12pt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559ea" officeooo:paragraph-rsid="02167eaf" style:font-name-asian="HelveticaNeue" style:font-size-asian="12pt" style:font-name-complex="HelveticaNeue" style:font-size-complex="12pt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2b9ba" officeooo:paragraph-rsid="007aa067" style:font-name-asian="HelveticaNeue" style:font-size-asian="12pt" style:font-name-complex="HelveticaNeue" style:font-size-complex="12pt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2b9ba" officeooo:paragraph-rsid="02167eaf" style:font-name-asian="HelveticaNeue" style:font-size-asian="12pt" style:font-name-complex="HelveticaNeue" style:font-size-complex="12pt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07e8c" officeooo:paragraph-rsid="02123582" style:font-name-asian="HelveticaNeue" style:font-size-asian="12pt" style:font-name-complex="HelveticaNeue" style:font-size-complex="12pt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076d8" officeooo:paragraph-rsid="02123582" style:font-name-asian="HelveticaNeue" style:font-size-asian="12pt" style:font-name-complex="HelveticaNeue" style:font-size-complex="12pt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b841e" officeooo:paragraph-rsid="02123582" style:font-name-asian="HelveticaNeue" style:font-size-asian="12pt" style:font-name-complex="HelveticaNeue" style:font-size-complex="12pt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c60d6" officeooo:paragraph-rsid="02123582" style:font-name-asian="HelveticaNeue" style:font-size-asian="12pt" style:font-name-complex="HelveticaNeue" style:font-size-complex="12pt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1bc49" officeooo:paragraph-rsid="02123582" style:font-name-asian="HelveticaNeue" style:font-size-asian="12pt" style:font-name-complex="HelveticaNeue" style:font-size-complex="12pt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3badb" officeooo:paragraph-rsid="02123582" style:font-name-asian="HelveticaNeue" style:font-size-asian="12pt" style:font-name-complex="HelveticaNeue" style:font-size-complex="12pt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58f31" officeooo:paragraph-rsid="02123582" style:font-name-asian="HelveticaNeue" style:font-size-asian="12pt" style:font-name-complex="HelveticaNeue" style:font-size-complex="12pt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b13de" officeooo:paragraph-rsid="02170d87" style:font-name-asian="HelveticaNeue" style:font-size-asian="12pt" style:font-name-complex="HelveticaNeue" style:font-size-complex="12pt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813a6" officeooo:paragraph-rsid="02170d87" style:font-name-asian="HelveticaNeue" style:font-size-asian="12pt" style:font-name-complex="HelveticaNeue" style:font-size-complex="12pt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italic" officeooo:rsid="006ea835" officeooo:paragraph-rsid="00a51228" style:font-name-asian="HelveticaNeue" style:font-size-asian="12pt" style:font-style-asian="italic" style:font-name-complex="HelveticaNeue" style:font-size-complex="12pt" style:font-style-complex="italic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normal" fo:font-weight="normal" officeooo:rsid="01067905" officeooo:paragraph-rsid="0176c7c9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normal" fo:font-weight="normal" officeooo:rsid="01b48af3" officeooo:paragraph-rsid="01b48af3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rsid="01cc6c81" officeooo:paragraph-rsid="0213854b" style:font-name-asian="HelveticaNeue" style:font-size-asian="12pt" style:font-name-complex="HelveticaNeue" style:font-size-complex="12pt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9f9568" officeooo:paragraph-rsid="02123582" fo:background-color="#ffff00" style:font-name-asian="HelveticaNeue" style:font-size-asian="12pt" style:font-name-complex="HelveticaNeue" style:font-size-complex="12pt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23582" fo:background-color="#ffff00" style:font-name-asian="HelveticaNeue" style:font-size-asian="12pt" style:font-name-complex="HelveticaNeue" style:font-size-complex="12pt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font-size-asian="12pt" style:font-size-complex="12pt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0baa58a" style:font-size-asian="12pt" style:font-size-complex="12pt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0c1ad70" style:font-size-asian="12pt" style:font-size-complex="12pt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76c7c9" style:font-size-asian="12pt" style:font-size-complex="12pt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7d539f" style:font-size-asian="12pt" style:font-size-complex="12pt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b12844" style:font-size-asian="12pt" style:font-size-complex="12pt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e81f69" style:font-size-asian="12pt" style:font-size-complex="12pt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23582" style:font-size-asian="12pt" style:font-size-complex="12pt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3854b" style:font-size-asian="12pt" style:font-size-complex="12pt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506e4" style:font-size-asian="12pt" style:font-size-complex="12pt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8888d" style:font-size-asian="12pt" style:font-size-complex="12pt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a8f9e" style:font-size-asian="12pt" style:font-size-complex="12pt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aa067" officeooo:paragraph-rsid="02167eaf" style:font-size-asian="12pt" style:font-size-complex="12pt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c4b94" officeooo:paragraph-rsid="02167eaf" style:font-size-asian="12pt" style:font-size-complex="12pt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d64ba" officeooo:paragraph-rsid="02167eaf" style:font-size-asian="12pt" style:font-size-complex="12pt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11740" officeooo:paragraph-rsid="02167eaf" style:font-size-asian="12pt" style:font-size-complex="12pt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8ffe6" officeooo:paragraph-rsid="017d539f" style:font-size-asian="12pt" style:font-size-complex="12pt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afee5" officeooo:paragraph-rsid="017d539f" style:font-size-asian="12pt" style:font-size-complex="12pt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c0dfb" officeooo:paragraph-rsid="017d539f" style:font-size-asian="12pt" style:font-size-complex="12pt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d539f" officeooo:paragraph-rsid="017d539f" style:font-size-asian="12pt" style:font-size-complex="12pt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4d3a77" officeooo:paragraph-rsid="02123582" style:font-size-asian="12pt" style:font-size-complex="12pt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90479" officeooo:paragraph-rsid="02123582" style:font-size-asian="12pt" style:font-size-complex="12pt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a8876" officeooo:paragraph-rsid="0213854b" style:font-size-asian="12pt" style:font-size-complex="12pt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64963" officeooo:paragraph-rsid="0213854b" style:font-size-asian="12pt" style:font-size-complex="12pt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eee7d" officeooo:paragraph-rsid="0213854b" style:font-size-asian="12pt" style:font-size-complex="12pt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80d3b" officeooo:paragraph-rsid="0213854b" style:font-size-asian="12pt" style:font-size-complex="12pt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85c8a" officeooo:paragraph-rsid="0213854b" style:font-size-asian="12pt" style:font-size-complex="12pt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a8852" officeooo:paragraph-rsid="0213854b" style:font-size-asian="12pt" style:font-size-complex="12pt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be8e1" officeooo:paragraph-rsid="0213854b" style:font-size-asian="12pt" style:font-size-complex="12pt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0f562" officeooo:paragraph-rsid="021506e4" style:font-size-asian="12pt" style:font-size-complex="12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0d27c" officeooo:paragraph-rsid="02167eaf" style:font-size-asian="12pt" style:font-size-complex="12pt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559ea" officeooo:paragraph-rsid="02167eaf" style:font-size-asian="12pt" style:font-size-complex="12pt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text-underline-style="solid" style:text-underline-width="auto" style:text-underline-color="font-color" officeooo:rsid="007aa067" officeooo:paragraph-rsid="02167eaf" style:font-size-asian="12pt" style:font-size-complex="12pt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text-underline-style="none" officeooo:rsid="00beabe8" officeooo:paragraph-rsid="0213854b" style:font-size-asian="12pt" style:font-size-complex="12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officeooo:paragraph-rsid="017d539f"/>
    </style:style>
    <style:style style:name="P194" style:family="paragraph" style:parent-style-name="Standard" style:master-page-name="PM2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/>
      <style:text-properties style:font-name="Chandas" fo:font-size="16pt" officeooo:paragraph-rsid="02123582" style:font-size-asian="16pt" style:font-size-complex="16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2a016c" style:font-name-asian="HelveticaNeue" style:font-size-asian="12pt" style:font-name-complex="HelveticaNeue" style:font-size-complex="12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813a6" officeooo:paragraph-rsid="02170d87" style:font-name-asian="HelveticaNeue" style:font-size-asian="12pt" style:font-name-complex="HelveticaNeue" style:font-size-complex="12pt"/>
    </style:style>
    <style:style style:name="P197" style:family="paragraph">
      <style:paragraph-properties fo:margin-left="0in" fo:margin-right="0in" fo:line-height="120%" fo:text-indent="0in"/>
    </style:style>
    <style:style style:name="P198" style:family="paragraph">
      <loext:graphic-properties draw:fill="none" draw:fill-color="#ffffff"/>
      <style:paragraph-properties fo:margin-left="0in" fo:margin-right="0in" fo:line-height="120%" fo:text-indent="0in"/>
      <style:text-properties style:font-name="Likhan" fo:font-size="12pt"/>
    </style:style>
    <style:style style:name="P199" style:family="paragraph">
      <loext:graphic-properties draw:fill="none" draw:fill-color="#ffffff"/>
      <style:paragraph-properties fo:margin-left="0in" fo:margin-right="0in" fo:line-height="120%" fo:text-indent="0in"/>
      <style:text-properties style:font-name="Likhan"/>
    </style:style>
    <style:style style:name="P200" style:family="paragraph">
      <loext:graphic-properties draw:fill="none" draw:fill-color="#ffffff"/>
      <style:paragraph-properties fo:margin-left="0in" fo:margin-right="0in" fo:line-height="120%" fo:text-indent="0in"/>
      <style:text-properties fo:color="#000000" loext:opacity="100%" style:font-name="Likhan" fo:font-size="13pt" style:font-name-asian="HelveticaNeue" style:font-name-complex="HelveticaNeue" style:font-size-complex="13pt"/>
    </style:style>
    <style:style style:name="T1" style:family="text">
      <style:text-properties fo:color="#000000" loext:opacity="100%" style:font-name-asian="HelveticaNeue" style:font-name-complex="HelveticaNeue"/>
    </style:style>
    <style:style style:name="T2" style:family="text">
      <style:text-properties fo:color="#000000" loext:opacity="100%" officeooo:rsid="0023f530" style:font-name-asian="HelveticaNeue" style:font-name-complex="HelveticaNeue"/>
    </style:style>
    <style:style style:name="T3" style:family="text">
      <style:text-properties fo:color="#000000" loext:opacity="100%" officeooo:rsid="00acea5d" style:font-name-asian="HelveticaNeue" style:font-name-complex="HelveticaNeue"/>
    </style:style>
    <style:style style:name="T4" style:family="text">
      <style:text-properties fo:color="#000000" loext:opacity="100%" officeooo:rsid="00adcb33" style:font-name-asian="HelveticaNeue" style:font-name-complex="HelveticaNeue"/>
    </style:style>
    <style:style style:name="T5" style:family="text">
      <style:text-properties fo:color="#000000" loext:opacity="100%" officeooo:rsid="00a9a999" style:font-name-asian="HelveticaNeue" style:font-name-complex="HelveticaNeue"/>
    </style:style>
    <style:style style:name="T6" style:family="text">
      <style:text-properties fo:color="#000000" loext:opacity="100%" officeooo:rsid="00a7d1ae" style:font-name-asian="HelveticaNeue" style:font-name-complex="HelveticaNeue"/>
    </style:style>
    <style:style style:name="T7" style:family="text">
      <style:text-properties fo:color="#000000" loext:opacity="100%" officeooo:rsid="00b6b9e6" style:font-name-asian="HelveticaNeue" style:font-name-complex="HelveticaNeue"/>
    </style:style>
    <style:style style:name="T8" style:family="text">
      <style:text-properties fo:color="#000000" loext:opacity="100%" officeooo:rsid="004d3a77" style:font-name-asian="HelveticaNeue" style:font-name-complex="HelveticaNeue"/>
    </style:style>
    <style:style style:name="T9" style:family="text">
      <style:text-properties fo:color="#000000" loext:opacity="100%" officeooo:rsid="004c3f73" style:font-name-asian="HelveticaNeue" style:font-name-complex="HelveticaNeue"/>
    </style:style>
    <style:style style:name="T10" style:family="text">
      <style:text-properties fo:color="#000000" loext:opacity="100%" officeooo:rsid="004746e8" style:font-name-asian="HelveticaNeue" style:font-name-complex="HelveticaNeue"/>
    </style:style>
    <style:style style:name="T11" style:family="text">
      <style:text-properties fo:color="#000000" loext:opacity="100%" officeooo:rsid="00b3e318" style:font-name-asian="HelveticaNeue" style:font-name-complex="HelveticaNeue"/>
    </style:style>
    <style:style style:name="T12" style:family="text">
      <style:text-properties fo:color="#000000" loext:opacity="100%" officeooo:rsid="00b27568" style:font-name-asian="HelveticaNeue" style:font-name-complex="HelveticaNeue"/>
    </style:style>
    <style:style style:name="T13" style:family="text">
      <style:text-properties fo:color="#000000" loext:opacity="100%" officeooo:rsid="00b4ff19" style:font-name-asian="HelveticaNeue" style:font-name-complex="HelveticaNeue"/>
    </style:style>
    <style:style style:name="T14" style:family="text">
      <style:text-properties fo:color="#000000" loext:opacity="100%" officeooo:rsid="009edee5" style:font-name-asian="HelveticaNeue" style:font-name-complex="HelveticaNeue"/>
    </style:style>
    <style:style style:name="T15" style:family="text">
      <style:text-properties fo:color="#000000" loext:opacity="100%" officeooo:rsid="0046829b" style:font-name-asian="HelveticaNeue" style:font-name-complex="HelveticaNeue"/>
    </style:style>
    <style:style style:name="T16" style:family="text">
      <style:text-properties fo:color="#000000" loext:opacity="100%" officeooo:rsid="0086326f" style:font-name-asian="HelveticaNeue" style:font-name-complex="HelveticaNeue"/>
    </style:style>
    <style:style style:name="T17" style:family="text">
      <style:text-properties fo:color="#000000" loext:opacity="100%" officeooo:rsid="007ea75f" style:font-name-asian="HelveticaNeue" style:font-name-complex="HelveticaNeue"/>
    </style:style>
    <style:style style:name="T18" style:family="text">
      <style:text-properties fo:color="#000000" loext:opacity="100%" officeooo:rsid="007c4b94" style:font-name-asian="HelveticaNeue" style:font-name-complex="HelveticaNeue"/>
    </style:style>
    <style:style style:name="T19" style:family="text">
      <style:text-properties fo:color="#000000" loext:opacity="100%" officeooo:rsid="0087b815" style:font-name-asian="HelveticaNeue" style:font-name-complex="HelveticaNeue"/>
    </style:style>
    <style:style style:name="T20" style:family="text">
      <style:text-properties fo:color="#000000" loext:opacity="100%" officeooo:rsid="007d64ba" style:font-name-asian="HelveticaNeue" style:font-name-complex="HelveticaNeue"/>
    </style:style>
    <style:style style:name="T21" style:family="text">
      <style:text-properties fo:color="#000000" loext:opacity="100%" officeooo:rsid="007e8ccf" style:font-name-asian="HelveticaNeue" style:font-name-complex="HelveticaNeue"/>
    </style:style>
    <style:style style:name="T22" style:family="text">
      <style:text-properties fo:color="#000000" loext:opacity="100%" officeooo:rsid="008b6f56" style:font-name-asian="HelveticaNeue" style:font-name-complex="HelveticaNeue"/>
    </style:style>
    <style:style style:name="T23" style:family="text">
      <style:text-properties fo:color="#000000" loext:opacity="100%" officeooo:rsid="0084cc97" style:font-name-asian="HelveticaNeue" style:font-name-complex="HelveticaNeue"/>
    </style:style>
    <style:style style:name="T24" style:family="text">
      <style:text-properties fo:color="#000000" loext:opacity="100%" officeooo:rsid="0080d27c" style:font-name-asian="HelveticaNeue" style:font-name-complex="HelveticaNeue"/>
    </style:style>
    <style:style style:name="T25" style:family="text">
      <style:text-properties fo:color="#000000" loext:opacity="100%" officeooo:rsid="0082b9ba" style:font-name-asian="HelveticaNeue" style:font-name-complex="HelveticaNeue"/>
    </style:style>
    <style:style style:name="T26" style:family="text">
      <style:text-properties fo:color="#000000" loext:opacity="100%" officeooo:rsid="00bbe3c6" style:font-name-asian="HelveticaNeue" style:font-name-complex="HelveticaNeue"/>
    </style:style>
    <style:style style:name="T27" style:family="text">
      <style:text-properties fo:color="#000000" loext:opacity="100%" officeooo:rsid="00bccc9e" style:font-name-asian="HelveticaNeue" style:font-name-complex="HelveticaNeue"/>
    </style:style>
    <style:style style:name="T28" style:family="text">
      <style:text-properties fo:color="#000000" loext:opacity="100%" officeooo:rsid="00caf9bb" style:font-name-asian="HelveticaNeue" style:font-name-complex="HelveticaNeue"/>
    </style:style>
    <style:style style:name="T29" style:family="text">
      <style:text-properties fo:color="#000000" loext:opacity="100%" officeooo:rsid="00ce4bb5" style:font-name-asian="HelveticaNeue" style:font-name-complex="HelveticaNeue"/>
    </style:style>
    <style:style style:name="T30" style:family="text">
      <style:text-properties fo:color="#000000" loext:opacity="100%" officeooo:rsid="00d27809" style:font-name-asian="HelveticaNeue" style:font-name-complex="HelveticaNeue"/>
    </style:style>
    <style:style style:name="T31" style:family="text">
      <style:text-properties fo:color="#000000" loext:opacity="100%" officeooo:rsid="00d33aa8" style:font-name-asian="HelveticaNeue" style:font-name-complex="HelveticaNeue"/>
    </style:style>
    <style:style style:name="T32" style:family="text">
      <style:text-properties fo:color="#000000" loext:opacity="100%" officeooo:rsid="00d3dac0" style:font-name-asian="HelveticaNeue" style:font-name-complex="HelveticaNeue"/>
    </style:style>
    <style:style style:name="T33" style:family="text">
      <style:text-properties fo:color="#000000" loext:opacity="100%" officeooo:rsid="00dc4355" style:font-name-asian="HelveticaNeue" style:font-name-complex="HelveticaNeue"/>
    </style:style>
    <style:style style:name="T34" style:family="text">
      <style:text-properties fo:color="#000000" loext:opacity="100%" officeooo:rsid="00dfa03c" style:font-name-asian="HelveticaNeue" style:font-name-complex="HelveticaNeue"/>
    </style:style>
    <style:style style:name="T35" style:family="text">
      <style:text-properties fo:color="#000000" loext:opacity="100%" officeooo:rsid="00ecc523" style:font-name-asian="HelveticaNeue" style:font-name-complex="HelveticaNeue"/>
    </style:style>
    <style:style style:name="T36" style:family="text">
      <style:text-properties fo:color="#000000" loext:opacity="100%" officeooo:rsid="00ee2abb" style:font-name-asian="HelveticaNeue" style:font-name-complex="HelveticaNeue"/>
    </style:style>
    <style:style style:name="T37" style:family="text">
      <style:text-properties fo:color="#000000" loext:opacity="100%" officeooo:rsid="00f0948f" style:font-name-asian="HelveticaNeue" style:font-name-complex="HelveticaNeue"/>
    </style:style>
    <style:style style:name="T38" style:family="text">
      <style:text-properties fo:color="#000000" loext:opacity="100%" officeooo:rsid="00f42ebc" style:font-name-asian="HelveticaNeue" style:font-name-complex="HelveticaNeue"/>
    </style:style>
    <style:style style:name="T39" style:family="text">
      <style:text-properties fo:color="#000000" loext:opacity="100%" officeooo:rsid="00f60f40" style:font-name-asian="HelveticaNeue" style:font-name-complex="HelveticaNeue"/>
    </style:style>
    <style:style style:name="T40" style:family="text">
      <style:text-properties fo:color="#000000" loext:opacity="100%" officeooo:rsid="01067905" style:font-name-asian="HelveticaNeue" style:font-name-complex="HelveticaNeue"/>
    </style:style>
    <style:style style:name="T41" style:family="text">
      <style:text-properties fo:color="#000000" loext:opacity="100%" officeooo:rsid="010a4458" style:font-name-asian="HelveticaNeue" style:font-name-complex="HelveticaNeue"/>
    </style:style>
    <style:style style:name="T42" style:family="text">
      <style:text-properties fo:color="#000000" loext:opacity="100%" officeooo:rsid="010fc9f2" style:font-name-asian="HelveticaNeue" style:font-name-complex="HelveticaNeue"/>
    </style:style>
    <style:style style:name="T43" style:family="text">
      <style:text-properties fo:color="#000000" loext:opacity="100%" officeooo:rsid="01120ab2" style:font-name-asian="HelveticaNeue" style:font-name-complex="HelveticaNeue"/>
    </style:style>
    <style:style style:name="T44" style:family="text">
      <style:text-properties fo:color="#000000" loext:opacity="100%" officeooo:rsid="00f0f4cd" style:font-name-asian="HelveticaNeue" style:font-name-complex="HelveticaNeue"/>
    </style:style>
    <style:style style:name="T45" style:family="text">
      <style:text-properties fo:color="#000000" loext:opacity="100%" officeooo:rsid="0113c01d" style:font-name-asian="HelveticaNeue" style:font-name-complex="HelveticaNeue"/>
    </style:style>
    <style:style style:name="T46" style:family="text">
      <style:text-properties fo:color="#000000" loext:opacity="100%" officeooo:rsid="01157afe" style:font-name-asian="HelveticaNeue" style:font-name-complex="HelveticaNeue"/>
    </style:style>
    <style:style style:name="T47" style:family="text">
      <style:text-properties fo:color="#000000" loext:opacity="100%" officeooo:rsid="011d0171" style:font-name-asian="HelveticaNeue" style:font-name-complex="HelveticaNeue"/>
    </style:style>
    <style:style style:name="T48" style:family="text">
      <style:text-properties fo:color="#000000" loext:opacity="100%" officeooo:rsid="013a9bbf" style:font-name-asian="HelveticaNeue" style:font-name-complex="HelveticaNeue"/>
    </style:style>
    <style:style style:name="T49" style:family="text">
      <style:text-properties fo:color="#000000" loext:opacity="100%" officeooo:rsid="0149ee2e" style:font-name-asian="HelveticaNeue" style:font-name-complex="HelveticaNeue"/>
    </style:style>
    <style:style style:name="T50" style:family="text">
      <style:text-properties fo:color="#000000" loext:opacity="100%" officeooo:rsid="014bd9cd" style:font-name-asian="HelveticaNeue" style:font-name-complex="HelveticaNeue"/>
    </style:style>
    <style:style style:name="T51" style:family="text">
      <style:text-properties fo:color="#000000" loext:opacity="100%" officeooo:rsid="00ef9bf3" style:font-name-asian="HelveticaNeue" style:font-name-complex="HelveticaNeue"/>
    </style:style>
    <style:style style:name="T52" style:family="text">
      <style:text-properties fo:color="#000000" loext:opacity="100%" officeooo:rsid="01580d3b" style:font-name-asian="HelveticaNeue" style:font-name-complex="HelveticaNeue"/>
    </style:style>
    <style:style style:name="T53" style:family="text">
      <style:text-properties fo:color="#000000" loext:opacity="100%" officeooo:rsid="01585c8a" style:font-name-asian="HelveticaNeue" style:font-name-complex="HelveticaNeue"/>
    </style:style>
    <style:style style:name="T54" style:family="text">
      <style:text-properties fo:color="#000000" loext:opacity="100%" officeooo:rsid="0159d461" style:font-name-asian="HelveticaNeue" style:font-name-complex="HelveticaNeue"/>
    </style:style>
    <style:style style:name="T55" style:family="text">
      <style:text-properties fo:color="#000000" loext:opacity="100%" officeooo:rsid="015a8852" style:font-name-asian="HelveticaNeue" style:font-name-complex="HelveticaNeue"/>
    </style:style>
    <style:style style:name="T56" style:family="text">
      <style:text-properties fo:color="#000000" loext:opacity="100%" officeooo:rsid="015be8e1" style:font-name-asian="HelveticaNeue" style:font-name-complex="HelveticaNeue"/>
    </style:style>
    <style:style style:name="T57" style:family="text">
      <style:text-properties fo:color="#000000" loext:opacity="100%" officeooo:rsid="015c548e" style:font-name-asian="HelveticaNeue" style:font-name-complex="HelveticaNeue"/>
    </style:style>
    <style:style style:name="T58" style:family="text">
      <style:text-properties fo:color="#000000" loext:opacity="100%" officeooo:rsid="016658a0" style:font-name-asian="HelveticaNeue" style:font-name-complex="HelveticaNeue"/>
    </style:style>
    <style:style style:name="T59" style:family="text">
      <style:text-properties fo:color="#000000" loext:opacity="100%" officeooo:rsid="0167aa7e" style:font-name-asian="HelveticaNeue" style:font-name-complex="HelveticaNeue"/>
    </style:style>
    <style:style style:name="T60" style:family="text">
      <style:text-properties fo:color="#000000" loext:opacity="100%" officeooo:rsid="016b868c" style:font-name-asian="HelveticaNeue" style:font-name-complex="HelveticaNeue"/>
    </style:style>
    <style:style style:name="T61" style:family="text">
      <style:text-properties fo:color="#000000" loext:opacity="100%" officeooo:rsid="0170735f" style:font-name-asian="HelveticaNeue" style:font-name-complex="HelveticaNeue"/>
    </style:style>
    <style:style style:name="T62" style:family="text">
      <style:text-properties fo:color="#000000" loext:opacity="100%" officeooo:rsid="0171cf4a" style:font-name-asian="HelveticaNeue" style:font-name-complex="HelveticaNeue"/>
    </style:style>
    <style:style style:name="T63" style:family="text">
      <style:text-properties fo:color="#000000" loext:opacity="100%" officeooo:rsid="0173beaf" style:font-name-asian="HelveticaNeue" style:font-name-complex="HelveticaNeue"/>
    </style:style>
    <style:style style:name="T64" style:family="text">
      <style:text-properties fo:color="#000000" loext:opacity="100%" officeooo:rsid="01749085" style:font-name-asian="HelveticaNeue" style:font-name-complex="HelveticaNeue"/>
    </style:style>
    <style:style style:name="T65" style:family="text">
      <style:text-properties fo:color="#000000" loext:opacity="100%" officeooo:rsid="01750a11" style:font-name-asian="HelveticaNeue" style:font-name-complex="HelveticaNeue"/>
    </style:style>
    <style:style style:name="T66" style:family="text">
      <style:text-properties fo:color="#000000" loext:opacity="100%" officeooo:rsid="005ec8f7" style:font-name-asian="HelveticaNeue" style:font-name-complex="HelveticaNeue"/>
    </style:style>
    <style:style style:name="T67" style:family="text">
      <style:text-properties fo:color="#000000" loext:opacity="100%" officeooo:rsid="003ef4b8" style:font-name-asian="HelveticaNeue" style:font-name-complex="HelveticaNeue"/>
    </style:style>
    <style:style style:name="T68" style:family="text">
      <style:text-properties fo:color="#000000" loext:opacity="100%" officeooo:rsid="003ce8e2" style:font-name-asian="HelveticaNeue" style:font-name-complex="HelveticaNeue"/>
    </style:style>
    <style:style style:name="T69" style:family="text">
      <style:text-properties fo:color="#000000" loext:opacity="100%" officeooo:rsid="003c282f" style:font-name-asian="HelveticaNeue" style:font-name-complex="HelveticaNeue"/>
    </style:style>
    <style:style style:name="T70" style:family="text">
      <style:text-properties fo:color="#000000" loext:opacity="100%" officeooo:rsid="00c2c2a8" style:font-name-asian="HelveticaNeue" style:font-name-complex="HelveticaNeue"/>
    </style:style>
    <style:style style:name="T71" style:family="text">
      <style:text-properties fo:color="#000000" loext:opacity="100%" officeooo:rsid="0067dfea" style:font-name-asian="HelveticaNeue" style:font-name-complex="HelveticaNeue"/>
    </style:style>
    <style:style style:name="T72" style:family="text">
      <style:text-properties fo:color="#000000" loext:opacity="100%" officeooo:rsid="00e4b2bc" style:font-name-asian="HelveticaNeue" style:font-name-complex="HelveticaNeue"/>
    </style:style>
    <style:style style:name="T73" style:family="text">
      <style:text-properties fo:color="#000000" loext:opacity="100%" officeooo:rsid="00e6cbbd" style:font-name-asian="HelveticaNeue" style:font-name-complex="HelveticaNeue"/>
    </style:style>
    <style:style style:name="T74" style:family="text">
      <style:text-properties fo:color="#000000" loext:opacity="100%" officeooo:rsid="018f5b94" style:font-name-asian="HelveticaNeue" style:font-name-complex="HelveticaNeue"/>
    </style:style>
    <style:style style:name="T75" style:family="text">
      <style:text-properties fo:color="#000000" loext:opacity="100%" officeooo:rsid="01902beb" style:font-name-asian="HelveticaNeue" style:font-name-complex="HelveticaNeue"/>
    </style:style>
    <style:style style:name="T76" style:family="text">
      <style:text-properties fo:color="#000000" loext:opacity="100%" officeooo:rsid="01915ea6" style:font-name-asian="HelveticaNeue" style:font-name-complex="HelveticaNeue"/>
    </style:style>
    <style:style style:name="T77" style:family="text">
      <style:text-properties fo:color="#000000" loext:opacity="100%" officeooo:rsid="0192177d" style:font-name-asian="HelveticaNeue" style:font-name-complex="HelveticaNeue"/>
    </style:style>
    <style:style style:name="T78" style:family="text">
      <style:text-properties fo:color="#000000" loext:opacity="100%" officeooo:rsid="0193c47b" style:font-name-asian="HelveticaNeue" style:font-name-complex="HelveticaNeue"/>
    </style:style>
    <style:style style:name="T79" style:family="text">
      <style:text-properties fo:color="#000000" loext:opacity="100%" officeooo:rsid="01959d50" style:font-name-asian="HelveticaNeue" style:font-name-complex="HelveticaNeue"/>
    </style:style>
    <style:style style:name="T80" style:family="text">
      <style:text-properties fo:color="#000000" loext:opacity="100%" officeooo:rsid="0195c2e8" style:font-name-asian="HelveticaNeue" style:font-name-complex="HelveticaNeue"/>
    </style:style>
    <style:style style:name="T81" style:family="text">
      <style:text-properties fo:color="#000000" loext:opacity="100%" officeooo:rsid="01ab0caf" style:font-name-asian="HelveticaNeue" style:font-name-complex="HelveticaNeue"/>
    </style:style>
    <style:style style:name="T82" style:family="text">
      <style:text-properties fo:color="#000000" loext:opacity="100%" officeooo:rsid="01ab3230" style:font-name-asian="HelveticaNeue" style:font-name-complex="HelveticaNeue"/>
    </style:style>
    <style:style style:name="T83" style:family="text">
      <style:text-properties fo:color="#000000" loext:opacity="100%" officeooo:rsid="01b9c4b7" style:font-name-asian="HelveticaNeue" style:font-name-complex="HelveticaNeue"/>
    </style:style>
    <style:style style:name="T84" style:family="text">
      <style:text-properties fo:color="#000000" loext:opacity="100%" officeooo:rsid="01bbfd31" style:font-name-asian="HelveticaNeue" style:font-name-complex="HelveticaNeue"/>
    </style:style>
    <style:style style:name="T85" style:family="text">
      <style:text-properties fo:color="#000000" loext:opacity="100%" officeooo:rsid="01be0ee8" style:font-name-asian="HelveticaNeue" style:font-name-complex="HelveticaNeue"/>
    </style:style>
    <style:style style:name="T86" style:family="text">
      <style:text-properties fo:color="#000000" loext:opacity="100%" officeooo:rsid="01c28196" style:font-name-asian="HelveticaNeue" style:font-name-complex="HelveticaNeue"/>
    </style:style>
    <style:style style:name="T87" style:family="text">
      <style:text-properties fo:color="#000000" loext:opacity="100%" officeooo:rsid="01c35d1b" style:font-name-asian="HelveticaNeue" style:font-name-complex="HelveticaNeue"/>
    </style:style>
    <style:style style:name="T88" style:family="text">
      <style:text-properties fo:color="#000000" loext:opacity="100%" officeooo:rsid="01cc6c81" style:font-name-asian="HelveticaNeue" style:font-name-complex="HelveticaNeue"/>
    </style:style>
    <style:style style:name="T89" style:family="text">
      <style:text-properties fo:color="#000000" loext:opacity="100%" officeooo:rsid="01da57de" style:font-name-asian="HelveticaNeue" style:font-name-complex="HelveticaNeue"/>
    </style:style>
    <style:style style:name="T90" style:family="text">
      <style:text-properties fo:color="#000000" loext:opacity="100%" officeooo:rsid="00a03b58" style:font-name-asian="HelveticaNeue" style:font-name-complex="HelveticaNeue"/>
    </style:style>
    <style:style style:name="T91" style:family="text">
      <style:text-properties fo:color="#000000" loext:opacity="100%" officeooo:rsid="00a10207" style:font-name-asian="HelveticaNeue" style:font-name-complex="HelveticaNeue"/>
    </style:style>
    <style:style style:name="T92" style:family="text">
      <style:text-properties fo:color="#000000" loext:opacity="100%" officeooo:rsid="002d9b17" style:font-name-asian="HelveticaNeue" style:font-name-complex="HelveticaNeue"/>
    </style:style>
    <style:style style:name="T93" style:family="text">
      <style:text-properties fo:color="#000000" loext:opacity="100%" officeooo:rsid="01e81f69" style:font-name-asian="HelveticaNeue" style:font-name-complex="HelveticaNeue"/>
    </style:style>
    <style:style style:name="T94" style:family="text">
      <style:text-properties fo:color="#000000" loext:opacity="100%" officeooo:rsid="02167eaf" style:font-name-asian="HelveticaNeue" style:font-name-complex="HelveticaNeue"/>
    </style:style>
    <style:style style:name="T95" style:family="text">
      <style:text-properties fo:color="#000000" loext:opacity="100%" officeooo:rsid="02169d13" style:font-name-asian="HelveticaNeue" style:font-name-complex="HelveticaNeue"/>
    </style:style>
    <style:style style:name="T96" style:family="text">
      <style:text-properties fo:color="#000000" loext:opacity="100%" officeooo:rsid="021506e4" style:font-name-asian="HelveticaNeue" style:font-name-complex="HelveticaNeue"/>
    </style:style>
    <style:style style:name="T97" style:family="text">
      <style:text-properties fo:color="#000000" loext:opacity="100%" officeooo:rsid="0217af2e" style:font-name-asian="HelveticaNeue" style:font-name-complex="HelveticaNeue"/>
    </style:style>
    <style:style style:name="T98" style:family="text">
      <style:text-properties fo:color="#000000" loext:opacity="100%" officeooo:rsid="0218888d" style:font-name-asian="HelveticaNeue" style:font-name-complex="HelveticaNeue"/>
    </style:style>
    <style:style style:name="T99" style:family="text">
      <style:text-properties fo:color="#000000" loext:opacity="100%" officeooo:rsid="004a968a" style:font-name-asian="HelveticaNeue" style:font-name-complex="HelveticaNeue"/>
    </style:style>
    <style:style style:name="T100" style:family="text">
      <style:text-properties fo:color="#000000" loext:opacity="100%" officeooo:rsid="00ab0788" style:font-name-asian="HelveticaNeue" style:font-name-complex="HelveticaNeue"/>
    </style:style>
    <style:style style:name="T101" style:family="text">
      <style:text-properties fo:color="#000000" loext:opacity="100%" officeooo:rsid="021cd125" style:font-name-asian="HelveticaNeue" style:font-name-complex="HelveticaNeue"/>
    </style:style>
    <style:style style:name="T102" style:family="text">
      <style:text-properties fo:color="#000000" loext:opacity="100%" fo:font-style="italic" style:font-name-asian="HelveticaNeue" style:font-style-asian="italic" style:font-name-complex="HelveticaNeue" style:font-style-complex="italic"/>
    </style:style>
    <style:style style:name="T103" style:family="text">
      <style:text-properties fo:color="#000000" loext:opacity="100%" fo:font-style="italic" officeooo:rsid="005ec8f7" style:font-name-asian="HelveticaNeue" style:font-style-asian="italic" style:font-name-complex="HelveticaNeue" style:font-style-complex="italic"/>
    </style:style>
    <style:style style:name="T104" style:family="text">
      <style:text-properties fo:color="#000000" loext:opacity="100%" fo:font-style="italic" officeooo:rsid="005b2500" style:font-name-asian="HelveticaNeue" style:font-style-asian="italic" style:font-name-complex="HelveticaNeue" style:font-style-complex="italic"/>
    </style:style>
    <style:style style:name="T105" style:family="text">
      <style:text-properties fo:color="#000000" loext:opacity="100%" fo:font-style="italic" officeooo:rsid="00600e31" style:font-name-asian="HelveticaNeue" style:font-style-asian="italic" style:font-name-complex="HelveticaNeue" style:font-style-complex="italic"/>
    </style:style>
    <style:style style:name="T106" style:family="text">
      <style:text-properties fo:color="#000000" loext:opacity="100%" fo:font-style="italic" officeooo:rsid="01750a11" style:font-name-asian="HelveticaNeue" style:font-style-asian="italic" style:font-name-complex="HelveticaNeue" style:font-style-complex="italic"/>
    </style:style>
    <style:style style:name="T107" style:family="text">
      <style:text-properties fo:color="#000000" loext:opacity="100%" fo:language="en" fo:country="US" style:text-underline-style="solid" style:text-underline-width="auto" style:text-underline-color="font-color" style:font-name-asian="HelveticaNeue" style:font-name-complex="HelveticaNeue"/>
    </style:style>
    <style:style style:name="T108" style:family="text">
      <style:text-properties fo:color="#000000" loext:opacity="100%" fo:language="en" fo:country="US" style:font-name-asian="HelveticaNeue" style:font-name-complex="HelveticaNeue"/>
    </style:style>
    <style:style style:name="T109" style:family="text">
      <style:text-properties fo:color="#000000" loext:opacity="100%" fo:language="en" fo:country="US" fo:font-weight="bold" style:font-name-asian="HelveticaNeue" style:font-weight-asian="bold" style:font-name-complex="HelveticaNeue" style:font-weight-complex="bold"/>
    </style:style>
    <style:style style:name="T110" style:family="text">
      <style:text-properties fo:color="#000000" loext:opacity="100%" fo:language="en" fo:country="US" fo:font-weight="bold" officeooo:rsid="02298f1f" style:font-name-asian="HelveticaNeue" style:font-weight-asian="bold" style:font-name-complex="HelveticaNeue" style:font-weight-complex="bold"/>
    </style:style>
    <style:style style:name="T111" style:family="text">
      <style:text-properties fo:color="#000000" loext:opacity="100%" style:text-underline-style="solid" style:text-underline-width="auto" style:text-underline-color="font-color" style:font-name-asian="HelveticaNeue" style:font-name-complex="HelveticaNeue"/>
    </style:style>
    <style:style style:name="T112" style:family="text">
      <style:text-properties fo:color="#000000" loext:opacity="100%" style:text-underline-style="solid" style:text-underline-width="auto" style:text-underline-color="font-color" officeooo:rsid="008b6f56" style:font-name-asian="HelveticaNeue" style:font-name-complex="HelveticaNeue"/>
    </style:style>
    <style:style style:name="T113" style:family="text">
      <style:text-properties fo:color="#000000" loext:opacity="100%" fo:font-style="normal" style:font-name-asian="HelveticaNeue" style:font-style-asian="normal" style:font-name-complex="HelveticaNeue" style:font-style-complex="normal"/>
    </style:style>
    <style:style style:name="T114" style:family="text">
      <style:text-properties fo:color="#000000" loext:opacity="100%" fo:font-style="normal" officeooo:rsid="0101e42f" style:font-name-asian="HelveticaNeue" style:font-style-asian="normal" style:font-name-complex="HelveticaNeue" style:font-style-complex="normal"/>
    </style:style>
    <style:style style:name="T115" style:family="text">
      <style:text-properties fo:color="#000000" loext:opacity="100%" fo:font-style="normal" officeooo:rsid="0176c7c9" style:font-name-asian="HelveticaNeue" style:font-style-asian="normal" style:font-name-complex="HelveticaNeue" style:font-style-complex="normal"/>
    </style:style>
    <style:style style:name="T116" style:family="text">
      <style:text-properties fo:color="#000000" loext:opacity="100%" fo:font-style="normal" fo:font-weight="normal" style:font-name-asian="HelveticaNeue" style:font-style-asian="normal" style:font-weight-asian="normal" style:font-name-complex="HelveticaNeue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067905" style:font-name-asian="HelveticaNeue" style:font-style-asian="normal" style:font-weight-asian="normal" style:font-name-complex="HelveticaNeue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76c7c9" style:font-name-asian="HelveticaNeue" style:font-style-asian="normal" style:font-weight-asian="normal" style:font-name-complex="HelveticaNeue" style:font-style-complex="normal" style:font-weight-complex="normal"/>
    </style:style>
    <style:style style:name="T119" style:family="text">
      <style:text-properties fo:color="#000000" loext:opacity="100%" fo:font-style="normal" fo:font-weight="normal" officeooo:rsid="017d539f" style:font-name-asian="HelveticaNeue" style:font-style-asian="normal" style:font-weight-asian="normal" style:font-name-complex="HelveticaNeue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17eb550" style:font-name-asian="HelveticaNeue" style:font-style-asian="normal" style:font-weight-asian="normal" style:font-name-complex="HelveticaNeue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17ee87e" style:font-name-asian="HelveticaNeue" style:font-style-asian="normal" style:font-weight-asian="normal" style:font-name-complex="HelveticaNeue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1afc469" style:font-name-asian="HelveticaNeue" style:font-style-asian="normal" style:font-weight-asian="normal" style:font-name-complex="HelveticaNeue" style:font-style-complex="normal" style:font-weight-complex="normal"/>
    </style:style>
    <style:style style:name="T123" style:family="text">
      <style:text-properties fo:color="#000000" loext:opacity="100%" fo:font-weight="bold" style:font-name-asian="HelveticaNeue" style:font-weight-asian="bold" style:font-name-complex="HelveticaNeue" style:font-weight-complex="bold"/>
    </style:style>
    <style:style style:name="T124" style:family="text">
      <style:text-properties officeooo:rsid="001fb08f"/>
    </style:style>
    <style:style style:name="T125" style:family="text">
      <style:text-properties officeooo:rsid="00216e6c"/>
    </style:style>
    <style:style style:name="T126" style:family="text">
      <style:text-properties officeooo:rsid="0022ceef"/>
    </style:style>
    <style:style style:name="T127" style:family="text">
      <style:text-properties officeooo:rsid="0023f530"/>
    </style:style>
    <style:style style:name="T128" style:family="text">
      <style:text-properties officeooo:rsid="00240f67"/>
    </style:style>
    <style:style style:name="T129" style:family="text">
      <style:text-properties officeooo:rsid="002713d7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officeooo:rsid="003c282f"/>
    </style:style>
    <style:style style:name="T132" style:family="text">
      <style:text-properties officeooo:rsid="003ce8e2"/>
    </style:style>
    <style:style style:name="T133" style:family="text">
      <style:text-properties officeooo:rsid="0040a64a"/>
    </style:style>
    <style:style style:name="T134" style:family="text">
      <style:text-properties officeooo:rsid="00417a1d"/>
    </style:style>
    <style:style style:name="T135" style:family="text">
      <style:text-properties officeooo:rsid="0048af20"/>
    </style:style>
    <style:style style:name="T136" style:family="text">
      <style:text-properties officeooo:rsid="0049fe51"/>
    </style:style>
    <style:style style:name="T137" style:family="text">
      <style:text-properties officeooo:rsid="004f374c"/>
    </style:style>
    <style:style style:name="T138" style:family="text">
      <style:text-properties officeooo:rsid="00515d30"/>
    </style:style>
    <style:style style:name="T139" style:family="text">
      <style:text-properties officeooo:rsid="0053252c"/>
    </style:style>
    <style:style style:name="T140" style:family="text">
      <style:text-properties officeooo:rsid="00548f04"/>
    </style:style>
    <style:style style:name="T141" style:family="text">
      <style:text-properties officeooo:rsid="0056f667"/>
    </style:style>
    <style:style style:name="T142" style:family="text">
      <style:text-properties officeooo:rsid="0058c449"/>
    </style:style>
    <style:style style:name="T143" style:family="text">
      <style:text-properties officeooo:rsid="005e61bd"/>
    </style:style>
    <style:style style:name="T144" style:family="text">
      <style:text-properties officeooo:rsid="005ea4d1"/>
    </style:style>
    <style:style style:name="T145" style:family="text">
      <style:text-properties fo:font-style="normal" officeooo:rsid="005ec8f7" style:font-style-asian="normal" style:font-style-complex="normal"/>
    </style:style>
    <style:style style:name="T146" style:family="text">
      <style:text-properties fo:font-style="normal" officeooo:rsid="01750a11" style:font-style-asian="normal" style:font-style-complex="normal"/>
    </style:style>
    <style:style style:name="T147" style:family="text">
      <style:text-properties fo:font-style="normal" officeooo:rsid="00954a24" style:font-style-asian="normal" style:font-style-complex="normal"/>
    </style:style>
    <style:style style:name="T148" style:family="text">
      <style:text-properties officeooo:rsid="00654641"/>
    </style:style>
    <style:style style:name="T149" style:family="text">
      <style:text-properties officeooo:rsid="0066693e"/>
    </style:style>
    <style:style style:name="T150" style:family="text">
      <style:text-properties officeooo:rsid="007434af"/>
    </style:style>
    <style:style style:name="T151" style:family="text">
      <style:text-properties officeooo:rsid="00954a24"/>
    </style:style>
    <style:style style:name="T152" style:family="text">
      <style:text-properties officeooo:rsid="0096ab17"/>
    </style:style>
    <style:style style:name="T153" style:family="text">
      <style:text-properties officeooo:rsid="0097acd8"/>
    </style:style>
    <style:style style:name="T154" style:family="text">
      <style:text-properties officeooo:rsid="009a156f"/>
    </style:style>
    <style:style style:name="T155" style:family="text">
      <style:text-properties officeooo:rsid="009bb1e9"/>
    </style:style>
    <style:style style:name="T156" style:family="text">
      <style:text-properties officeooo:rsid="009c545a"/>
    </style:style>
    <style:style style:name="T157" style:family="text">
      <style:text-properties officeooo:rsid="009de3a5"/>
    </style:style>
    <style:style style:name="T158" style:family="text">
      <style:text-properties officeooo:rsid="009edee5"/>
    </style:style>
    <style:style style:name="T159" style:family="text">
      <style:text-properties officeooo:rsid="00a03b58"/>
    </style:style>
    <style:style style:name="T160" style:family="text">
      <style:text-properties officeooo:rsid="00a31421"/>
    </style:style>
    <style:style style:name="T161" style:family="text">
      <style:text-properties officeooo:rsid="00a5bb76"/>
    </style:style>
    <style:style style:name="T162" style:family="text">
      <style:text-properties officeooo:rsid="00aae6f8"/>
    </style:style>
    <style:style style:name="T163" style:family="text">
      <style:text-properties officeooo:rsid="00ab0788"/>
    </style:style>
    <style:style style:name="T164" style:family="text">
      <style:text-properties officeooo:rsid="00acea5d"/>
    </style:style>
    <style:style style:name="T165" style:family="text">
      <style:text-properties officeooo:rsid="00adcb33"/>
    </style:style>
    <style:style style:name="T166" style:family="text">
      <style:text-properties officeooo:rsid="00b12887"/>
    </style:style>
    <style:style style:name="T167" style:family="text">
      <style:text-properties officeooo:rsid="00b53832"/>
    </style:style>
    <style:style style:name="T168" style:family="text">
      <style:text-properties officeooo:rsid="00b7a53c"/>
    </style:style>
    <style:style style:name="T169" style:family="text">
      <style:text-properties officeooo:rsid="00bbe3c6"/>
    </style:style>
    <style:style style:name="T170" style:family="text">
      <style:text-properties officeooo:rsid="00c1ad70"/>
    </style:style>
    <style:style style:name="T171" style:family="text">
      <style:text-properties officeooo:rsid="00c2c2a8"/>
    </style:style>
    <style:style style:name="T172" style:family="text">
      <style:text-properties officeooo:rsid="00c33c12"/>
    </style:style>
    <style:style style:name="T173" style:family="text">
      <style:text-properties officeooo:rsid="00c6b2f6"/>
    </style:style>
    <style:style style:name="T174" style:family="text">
      <style:text-properties officeooo:rsid="00c93e15"/>
    </style:style>
    <style:style style:name="T175" style:family="text">
      <style:text-properties officeooo:rsid="00cc79cf"/>
    </style:style>
    <style:style style:name="T176" style:family="text">
      <style:text-properties officeooo:rsid="00ce4bb5"/>
    </style:style>
    <style:style style:name="T177" style:family="text">
      <style:text-properties officeooo:rsid="00d27809"/>
    </style:style>
    <style:style style:name="T178" style:family="text">
      <style:text-properties officeooo:rsid="00d33aa8"/>
    </style:style>
    <style:style style:name="T179" style:family="text">
      <style:text-properties officeooo:rsid="00d3dac0"/>
    </style:style>
    <style:style style:name="T180" style:family="text">
      <style:text-properties officeooo:rsid="00d3f354"/>
    </style:style>
    <style:style style:name="T181" style:family="text">
      <style:text-properties officeooo:rsid="00d57095"/>
    </style:style>
    <style:style style:name="T182" style:family="text">
      <style:text-properties officeooo:rsid="00d8f75a"/>
    </style:style>
    <style:style style:name="T183" style:family="text">
      <style:text-properties officeooo:rsid="00da674e"/>
    </style:style>
    <style:style style:name="T184" style:family="text">
      <style:text-properties officeooo:rsid="00dc4355"/>
    </style:style>
    <style:style style:name="T185" style:family="text">
      <style:text-properties officeooo:rsid="00dfa03c"/>
    </style:style>
    <style:style style:name="T186" style:family="text">
      <style:text-properties officeooo:rsid="00e12007"/>
    </style:style>
    <style:style style:name="T187" style:family="text">
      <style:text-properties officeooo:rsid="00e1eb74"/>
    </style:style>
    <style:style style:name="T188" style:family="text">
      <style:text-properties officeooo:rsid="00e25156"/>
    </style:style>
    <style:style style:name="T189" style:family="text">
      <style:text-properties officeooo:rsid="00e335bb"/>
    </style:style>
    <style:style style:name="T190" style:family="text">
      <style:text-properties officeooo:rsid="00e80982"/>
    </style:style>
    <style:style style:name="T191" style:family="text">
      <style:text-properties officeooo:rsid="00e95e9b"/>
    </style:style>
    <style:style style:name="T192" style:family="text">
      <style:text-properties officeooo:rsid="00eae9cc"/>
    </style:style>
    <style:style style:name="T193" style:family="text">
      <style:text-properties officeooo:rsid="00ecc523"/>
    </style:style>
    <style:style style:name="T194" style:family="text">
      <style:text-properties officeooo:rsid="00ee2abb"/>
    </style:style>
    <style:style style:name="T195" style:family="text">
      <style:text-properties officeooo:rsid="00ef9bf3"/>
    </style:style>
    <style:style style:name="T196" style:family="text">
      <style:text-properties officeooo:rsid="00f27bb6"/>
    </style:style>
    <style:style style:name="T197" style:family="text">
      <style:text-properties officeooo:rsid="00fec93f"/>
    </style:style>
    <style:style style:name="T198" style:family="text">
      <style:text-properties officeooo:rsid="0100087a"/>
    </style:style>
    <style:style style:name="T199" style:family="text">
      <style:text-properties officeooo:rsid="01067905"/>
    </style:style>
    <style:style style:name="T200" style:family="text">
      <style:text-properties officeooo:rsid="01075a6c"/>
    </style:style>
    <style:style style:name="T201" style:family="text">
      <style:text-properties officeooo:rsid="010a4458"/>
    </style:style>
    <style:style style:name="T202" style:family="text">
      <style:text-properties officeooo:rsid="010b8a49"/>
    </style:style>
    <style:style style:name="T203" style:family="text">
      <style:text-properties officeooo:rsid="010cf5ad"/>
    </style:style>
    <style:style style:name="T204" style:family="text">
      <style:text-properties officeooo:rsid="010d58cf"/>
    </style:style>
    <style:style style:name="T205" style:family="text">
      <style:text-properties officeooo:rsid="010df7be"/>
    </style:style>
    <style:style style:name="T206" style:family="text">
      <style:text-properties officeooo:rsid="0117f308"/>
    </style:style>
    <style:style style:name="T207" style:family="text">
      <style:text-properties officeooo:rsid="01194602"/>
    </style:style>
    <style:style style:name="T208" style:family="text">
      <style:text-properties officeooo:rsid="011b8ba1"/>
    </style:style>
    <style:style style:name="T209" style:family="text">
      <style:text-properties officeooo:rsid="011d0171"/>
    </style:style>
    <style:style style:name="T210" style:family="text">
      <style:text-properties officeooo:rsid="011efa21"/>
    </style:style>
    <style:style style:name="T211" style:family="text">
      <style:text-properties officeooo:rsid="012c90a5"/>
    </style:style>
    <style:style style:name="T212" style:family="text">
      <style:text-properties officeooo:rsid="0130b772"/>
    </style:style>
    <style:style style:name="T213" style:family="text">
      <style:text-properties officeooo:rsid="01319368"/>
    </style:style>
    <style:style style:name="T214" style:family="text">
      <style:text-properties officeooo:rsid="0131cb52"/>
    </style:style>
    <style:style style:name="T215" style:family="text">
      <style:text-properties officeooo:rsid="01332092"/>
    </style:style>
    <style:style style:name="T216" style:family="text">
      <style:text-properties officeooo:rsid="0134e3dc"/>
    </style:style>
    <style:style style:name="T217" style:family="text">
      <style:text-properties officeooo:rsid="0136634d"/>
    </style:style>
    <style:style style:name="T218" style:family="text">
      <style:text-properties officeooo:rsid="01381e50"/>
    </style:style>
    <style:style style:name="T219" style:family="text">
      <style:text-properties officeooo:rsid="0138a811"/>
    </style:style>
    <style:style style:name="T220" style:family="text">
      <style:text-properties officeooo:rsid="007eee7d"/>
    </style:style>
    <style:style style:name="T221" style:family="text">
      <style:text-properties officeooo:rsid="013958e2"/>
    </style:style>
    <style:style style:name="T222" style:family="text">
      <style:text-properties officeooo:rsid="013a9bbf"/>
    </style:style>
    <style:style style:name="T223" style:family="text">
      <style:text-properties officeooo:rsid="013c7fae"/>
    </style:style>
    <style:style style:name="T224" style:family="text">
      <style:text-properties officeooo:rsid="0144ef3d"/>
    </style:style>
    <style:style style:name="T225" style:family="text">
      <style:text-properties officeooo:rsid="0146228f"/>
    </style:style>
    <style:style style:name="T226" style:family="text">
      <style:text-properties officeooo:rsid="0147831e"/>
    </style:style>
    <style:style style:name="T227" style:family="text">
      <style:text-properties officeooo:rsid="014bd9cd"/>
    </style:style>
    <style:style style:name="T228" style:family="text">
      <style:text-properties officeooo:rsid="014dcc6d"/>
    </style:style>
    <style:style style:name="T229" style:family="text">
      <style:text-properties officeooo:rsid="014ec71d"/>
    </style:style>
    <style:style style:name="T230" style:family="text">
      <style:text-properties officeooo:rsid="01525498"/>
    </style:style>
    <style:style style:name="T231" style:family="text">
      <style:text-properties officeooo:rsid="0153c7ac"/>
    </style:style>
    <style:style style:name="T232" style:family="text">
      <style:text-properties officeooo:rsid="01550953"/>
    </style:style>
    <style:style style:name="T233" style:family="text">
      <style:text-properties officeooo:rsid="0155f75a"/>
    </style:style>
    <style:style style:name="T234" style:family="text">
      <style:text-properties officeooo:rsid="015c548e"/>
    </style:style>
    <style:style style:name="T235" style:family="text">
      <style:text-properties officeooo:rsid="015de7af"/>
    </style:style>
    <style:style style:name="T236" style:family="text">
      <style:text-properties officeooo:rsid="0161345d"/>
    </style:style>
    <style:style style:name="T237" style:family="text">
      <style:text-properties officeooo:rsid="0164b466"/>
    </style:style>
    <style:style style:name="T238" style:family="text">
      <style:text-properties officeooo:rsid="0167aa7e"/>
    </style:style>
    <style:style style:name="T239" style:family="text">
      <style:text-properties style:font-name="Likhan" fo:font-size="12pt" officeooo:rsid="017afee5" style:font-size-asian="12pt" style:font-size-complex="12pt"/>
    </style:style>
    <style:style style:name="T240" style:family="text">
      <style:text-properties style:font-name="Likhan" fo:font-size="12pt" officeooo:rsid="017ee87e" style:font-size-asian="12pt" style:font-size-complex="12pt"/>
    </style:style>
    <style:style style:name="T241" style:family="text">
      <style:text-properties style:font-name="Likhan" fo:font-size="12pt" officeooo:rsid="01afc469" style:font-size-asian="12pt" style:font-size-complex="12pt"/>
    </style:style>
    <style:style style:name="T242" style:family="text">
      <style:text-properties officeooo:rsid="0169a237"/>
    </style:style>
    <style:style style:name="T243" style:family="text">
      <style:text-properties officeooo:rsid="016ed436"/>
    </style:style>
    <style:style style:name="T244" style:family="text">
      <style:text-properties officeooo:rsid="016ee5ea"/>
    </style:style>
    <style:style style:name="T245" style:family="text">
      <style:text-properties officeooo:rsid="0170735f"/>
    </style:style>
    <style:style style:name="T246" style:family="text">
      <style:text-properties officeooo:rsid="01749085"/>
    </style:style>
    <style:style style:name="T247" style:family="text">
      <style:text-properties officeooo:rsid="0176c7c9"/>
    </style:style>
    <style:style style:name="T248" style:family="text">
      <style:text-properties officeooo:rsid="01778715"/>
    </style:style>
    <style:style style:name="T249" style:family="text">
      <style:text-properties officeooo:rsid="0178b684"/>
    </style:style>
    <style:style style:name="T250" style:family="text">
      <style:text-properties officeooo:rsid="01792e46"/>
    </style:style>
    <style:style style:name="T251" style:family="text">
      <style:text-properties officeooo:rsid="017afee5"/>
    </style:style>
    <style:style style:name="T252" style:family="text">
      <style:text-properties officeooo:rsid="017ee87e"/>
    </style:style>
    <style:style style:name="T253" style:family="text">
      <style:text-properties officeooo:rsid="0180e73b"/>
    </style:style>
    <style:style style:name="T254" style:family="text">
      <style:text-properties officeooo:rsid="0183bf4d"/>
    </style:style>
    <style:style style:name="T255" style:family="text">
      <style:text-properties officeooo:rsid="01848240"/>
    </style:style>
    <style:style style:name="T256" style:family="text">
      <style:text-properties officeooo:rsid="0186716b"/>
    </style:style>
    <style:style style:name="T257" style:family="text">
      <style:text-properties officeooo:rsid="01877036"/>
    </style:style>
    <style:style style:name="T258" style:family="text">
      <style:text-properties officeooo:rsid="018a6d16"/>
    </style:style>
    <style:style style:name="T259" style:family="text">
      <style:text-properties officeooo:rsid="018c3daa"/>
    </style:style>
    <style:style style:name="T260" style:family="text">
      <style:text-properties officeooo:rsid="018c6c43"/>
    </style:style>
    <style:style style:name="T261" style:family="text">
      <style:text-properties officeooo:rsid="0195c2e8"/>
    </style:style>
    <style:style style:name="T262" style:family="text">
      <style:text-properties officeooo:rsid="0196df23"/>
    </style:style>
    <style:style style:name="T263" style:family="text">
      <style:text-properties officeooo:rsid="01987b92"/>
    </style:style>
    <style:style style:name="T264" style:family="text">
      <style:text-properties officeooo:rsid="01999478"/>
    </style:style>
    <style:style style:name="T265" style:family="text">
      <style:text-properties officeooo:rsid="019da3ce"/>
    </style:style>
    <style:style style:name="T266" style:family="text">
      <style:text-properties officeooo:rsid="019eeffd"/>
    </style:style>
    <style:style style:name="T267" style:family="text">
      <style:text-properties officeooo:rsid="01a0226a"/>
    </style:style>
    <style:style style:name="T268" style:family="text">
      <style:text-properties officeooo:rsid="01a07e8c"/>
    </style:style>
    <style:style style:name="T269" style:family="text">
      <style:text-properties officeooo:rsid="01a1bc49"/>
    </style:style>
    <style:style style:name="T270" style:family="text">
      <style:text-properties officeooo:rsid="01a3b811"/>
    </style:style>
    <style:style style:name="T271" style:family="text">
      <style:text-properties officeooo:rsid="01a58f31"/>
    </style:style>
    <style:style style:name="T272" style:family="text">
      <style:text-properties officeooo:rsid="01a60c07"/>
    </style:style>
    <style:style style:name="T273" style:family="text">
      <style:text-properties officeooo:rsid="01a77a9d"/>
    </style:style>
    <style:style style:name="T274" style:family="text">
      <style:text-properties officeooo:rsid="01a9162b"/>
    </style:style>
    <style:style style:name="T275" style:family="text">
      <style:text-properties officeooo:rsid="01a9212a"/>
    </style:style>
    <style:style style:name="T276" style:family="text">
      <style:text-properties officeooo:rsid="01aa1594"/>
    </style:style>
    <style:style style:name="T277" style:family="text">
      <style:text-properties officeooo:rsid="01ab0caf"/>
    </style:style>
    <style:style style:name="T278" style:family="text">
      <style:text-properties officeooo:rsid="01ab3230"/>
    </style:style>
    <style:style style:name="T279" style:family="text">
      <style:text-properties officeooo:rsid="01acfecd"/>
    </style:style>
    <style:style style:name="T280" style:family="text">
      <style:text-properties officeooo:rsid="01ae580b"/>
    </style:style>
    <style:style style:name="T281" style:family="text">
      <style:text-properties officeooo:rsid="01afc469"/>
    </style:style>
    <style:style style:name="T282" style:family="text">
      <style:text-properties officeooo:rsid="01b65017"/>
    </style:style>
    <style:style style:name="T283" style:family="text">
      <style:text-properties officeooo:rsid="01b89460"/>
    </style:style>
    <style:style style:name="T284" style:family="text">
      <style:text-properties officeooo:rsid="01b961ae"/>
    </style:style>
    <style:style style:name="T285" style:family="text">
      <style:text-properties officeooo:rsid="01b9c4b7"/>
    </style:style>
    <style:style style:name="T286" style:family="text">
      <style:text-properties officeooo:rsid="01bbfd31"/>
    </style:style>
    <style:style style:name="T287" style:family="text">
      <style:text-properties officeooo:rsid="01bd6fd4"/>
    </style:style>
    <style:style style:name="T288" style:family="text">
      <style:text-properties officeooo:rsid="01be0bb8"/>
    </style:style>
    <style:style style:name="T289" style:family="text">
      <style:text-properties officeooo:rsid="01c28196"/>
    </style:style>
    <style:style style:name="T290" style:family="text">
      <style:text-properties officeooo:rsid="01c35d1b"/>
    </style:style>
    <style:style style:name="T291" style:family="text">
      <style:text-properties officeooo:rsid="01c4b309"/>
    </style:style>
    <style:style style:name="T292" style:family="text">
      <style:text-properties officeooo:rsid="01c548b2"/>
    </style:style>
    <style:style style:name="T293" style:family="text">
      <style:text-properties officeooo:rsid="01c7475c"/>
    </style:style>
    <style:style style:name="T294" style:family="text">
      <style:text-properties officeooo:rsid="01c813a6"/>
    </style:style>
    <style:style style:name="T295" style:family="text">
      <style:text-properties officeooo:rsid="01c99cc9"/>
    </style:style>
    <style:style style:name="T296" style:family="text">
      <style:text-properties officeooo:rsid="01d10cb7"/>
    </style:style>
    <style:style style:name="T297" style:family="text">
      <style:text-properties officeooo:rsid="01d1b3fd"/>
    </style:style>
    <style:style style:name="T298" style:family="text">
      <style:text-properties officeooo:rsid="01d36b0f"/>
    </style:style>
    <style:style style:name="T299" style:family="text">
      <style:text-properties officeooo:rsid="01d535e7"/>
    </style:style>
    <style:style style:name="T300" style:family="text">
      <style:text-properties officeooo:rsid="01d685e1"/>
    </style:style>
    <style:style style:name="T301" style:family="text">
      <style:text-properties officeooo:rsid="01d7f2a6"/>
    </style:style>
    <style:style style:name="T302" style:family="text">
      <style:text-properties officeooo:rsid="01da57de"/>
    </style:style>
    <style:style style:name="T303" style:family="text">
      <style:text-properties officeooo:rsid="01db841e"/>
    </style:style>
    <style:style style:name="T304" style:family="text">
      <style:text-properties officeooo:rsid="01dc60d6"/>
    </style:style>
    <style:style style:name="T305" style:family="text">
      <style:text-properties officeooo:rsid="01de21b3"/>
    </style:style>
    <style:style style:name="T306" style:family="text">
      <style:text-properties officeooo:rsid="01e5469e"/>
    </style:style>
    <style:style style:name="T307" style:family="text">
      <style:text-properties officeooo:rsid="01e72630"/>
    </style:style>
    <style:style style:name="T308" style:family="text">
      <style:text-properties officeooo:rsid="01e81f69"/>
    </style:style>
    <style:style style:name="T309" style:family="text">
      <style:text-properties officeooo:rsid="01e96d84"/>
    </style:style>
    <style:style style:name="T310" style:family="text">
      <style:text-properties officeooo:rsid="01eb2f5d"/>
    </style:style>
    <style:style style:name="T311" style:family="text">
      <style:text-properties officeooo:rsid="01f51e00"/>
    </style:style>
    <style:style style:name="T312" style:family="text">
      <style:text-properties officeooo:rsid="01f52979"/>
    </style:style>
    <style:style style:name="T313" style:family="text">
      <style:text-properties officeooo:rsid="01f5e491"/>
    </style:style>
    <style:style style:name="T314" style:family="text">
      <style:text-properties officeooo:rsid="01f7a582"/>
    </style:style>
    <style:style style:name="T315" style:family="text">
      <style:text-properties officeooo:rsid="01f96ff6"/>
    </style:style>
    <style:style style:name="T316" style:family="text">
      <style:text-properties officeooo:rsid="01fa0ab1"/>
    </style:style>
    <style:style style:name="T317" style:family="text">
      <style:text-properties officeooo:rsid="01fb2e85"/>
    </style:style>
    <style:style style:name="T318" style:family="text">
      <style:text-properties officeooo:rsid="01fbe079"/>
    </style:style>
    <style:style style:name="T319" style:family="text">
      <style:text-properties officeooo:rsid="01fcb7dd"/>
    </style:style>
    <style:style style:name="T320" style:family="text">
      <style:text-properties officeooo:rsid="01fd43b4"/>
    </style:style>
    <style:style style:name="T321" style:family="text">
      <style:text-properties officeooo:rsid="01fdd59c"/>
    </style:style>
    <style:style style:name="T322" style:family="text">
      <style:text-properties officeooo:rsid="01fe19a8"/>
    </style:style>
    <style:style style:name="T323" style:family="text">
      <style:text-properties officeooo:rsid="01febd5e"/>
    </style:style>
    <style:style style:name="T324" style:family="text">
      <style:text-properties officeooo:rsid="01ff5b8c"/>
    </style:style>
    <style:style style:name="T325" style:family="text">
      <style:text-properties officeooo:rsid="02008c95"/>
    </style:style>
    <style:style style:name="T326" style:family="text">
      <style:text-properties officeooo:rsid="0200f9d0"/>
    </style:style>
    <style:style style:name="T327" style:family="text">
      <style:text-properties officeooo:rsid="02019d9f"/>
    </style:style>
    <style:style style:name="T328" style:family="text">
      <style:text-properties officeooo:rsid="0201fd36"/>
    </style:style>
    <style:style style:name="T329" style:family="text">
      <style:text-properties officeooo:rsid="0203b80c"/>
    </style:style>
    <style:style style:name="T330" style:family="text">
      <style:text-properties officeooo:rsid="0205a59b"/>
    </style:style>
    <style:style style:name="T331" style:family="text">
      <style:text-properties officeooo:rsid="020b1e06"/>
    </style:style>
    <style:style style:name="T332" style:family="text">
      <style:text-properties officeooo:rsid="020b947e"/>
    </style:style>
    <style:style style:name="T333" style:family="text">
      <style:text-properties officeooo:rsid="020daaf0"/>
    </style:style>
    <style:style style:name="T334" style:family="text">
      <style:text-properties officeooo:rsid="020e2eb3"/>
    </style:style>
    <style:style style:name="T335" style:family="text">
      <style:text-properties officeooo:rsid="020f6905"/>
    </style:style>
    <style:style style:name="T336" style:family="text">
      <style:text-properties officeooo:rsid="0210bf0a"/>
    </style:style>
    <style:style style:name="T337" style:family="text">
      <style:text-properties style:text-underline-style="solid" style:text-underline-width="auto" style:text-underline-color="font-color"/>
    </style:style>
    <style:style style:name="T338" style:family="text">
      <style:text-properties officeooo:rsid="0213854b"/>
    </style:style>
    <style:style style:name="T339" style:family="text">
      <style:text-properties officeooo:rsid="021506e4"/>
    </style:style>
    <style:style style:name="T340" style:family="text">
      <style:text-properties officeooo:rsid="008559ea"/>
    </style:style>
    <style:style style:name="T341" style:family="text">
      <style:text-properties officeooo:rsid="02167eaf"/>
    </style:style>
    <style:style style:name="T342" style:family="text">
      <style:text-properties officeooo:rsid="00ddea02"/>
    </style:style>
    <style:style style:name="T343" style:family="text">
      <style:text-properties officeooo:rsid="02170d87"/>
    </style:style>
    <style:style style:name="T344" style:family="text">
      <style:text-properties officeooo:rsid="0217af2e"/>
    </style:style>
    <style:style style:name="T345" style:family="text">
      <style:text-properties officeooo:rsid="0218ab1a"/>
    </style:style>
    <style:style style:name="T346" style:family="text">
      <style:text-properties officeooo:rsid="0218c539"/>
    </style:style>
    <style:style style:name="T347" style:family="text">
      <style:text-properties officeooo:rsid="021a3929"/>
    </style:style>
    <style:style style:name="T348" style:family="text">
      <style:text-properties fo:background-color="#ffff00" loext:char-shading-value="0"/>
    </style:style>
    <style:style style:name="T349" style:family="text">
      <style:text-properties officeooo:rsid="00dc4355" fo:background-color="#ffff00" loext:char-shading-value="0"/>
    </style:style>
    <style:style style:name="T350" style:family="text">
      <style:text-properties officeooo:rsid="021db8a8"/>
    </style:style>
    <style:style style:name="T351" style:family="text">
      <style:text-properties officeooo:rsid="0221030a"/>
    </style:style>
    <style:style style:name="T352" style:family="text">
      <style:text-properties officeooo:rsid="0221ecbe"/>
    </style:style>
    <style:style style:name="T353" style:family="text">
      <style:text-properties officeooo:rsid="022217ec"/>
    </style:style>
    <style:style style:name="T354" style:family="text">
      <style:text-properties officeooo:rsid="022a016c"/>
    </style:style>
    <style:style style:name="T355" style:family="text">
      <style:text-properties fo:color="#000000" loext:opacity="100%" style:font-name="Likhan" fo:font-size="13pt" style:font-name-asian="HelveticaNeue" style:font-name-complex="HelveticaNeue" style:font-size-complex="13pt"/>
    </style:style>
    <style:style style:name="gr1" style:family="graphic">
      <style:graphic-properties draw:stroke="none" svg:stroke-color="#000000" draw:fill="none" draw:fill-color="#ffffff" fo:min-height="0.31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4"><text:span text:style-name="T123">Chain</text:span><text:span text:style-name="T109"> </text:span><text:span text:style-name="T110">L</text:span><text:span text:style-name="T123">inks </text:span></text:p>
      <text:p text:style-name="P15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poem to who</text:p>
      <text:p text:style-name="P42"><text:span text:style-name="T125">(</text:span>Forgive the immodesty<text:span text:style-name="T125">) </text:span></text:p>
      <text:p text:style-name="P43"><text:span text:style-name="T176">b</text:span>ut life’s too short to dance <text:span text:style-name="T124">a</text:span>round </text:p>
      <text:p text:style-name="P43">what I don’t know how to ask, </text:p>
      <text:p text:style-name="P43"><text:span text:style-name="T124">w</text:span>hen what I want is <text:span text:style-name="T124">for us </text:span>to dance. </text:p>
      <text:p text:style-name="P42">I want us to run </text:p>
      <text:p text:style-name="P42">at each other from a very long distance.</text:p>
      <text:p text:style-name="P42">Ramming heads. The concussion </text:p>
      <text:p text:style-name="P42"><text:span text:style-name="T176">c</text:span>ould blow out our brains.</text:p>
      <text:p text:style-name="P42"><text:tab/>Or maybe we’ll just collapse laughing.</text:p>
      <text:p text:style-name="P159"/>
      <text:p text:style-name="P42">In my dreams we build a track </text:p>
      <text:p text:style-name="P42"><text:span text:style-name="T176">f</text:span>or dirt biking. The department </text:p>
      <text:p text:style-name="P159"><text:span text:style-name="T29">o</text:span><text:span text:style-name="T1">f transport built a road, but </text:span><text:span text:style-name="T102">I </text:span></text:p>
      <text:p text:style-name="P42"><text:span text:style-name="T176">l</text:span>ove the ambiance of the forest. Singing Birds and the naked sun streak through the trees.</text:p>
      <text:p text:style-name="P42"/>
      <text:p text:style-name="P42"/>
      <text:p text:style-name="P42"/>
      <text:p text:style-name="P42"/>
      <text:p text:style-name="P42"/>
      <text:p text:style-name="P42"/>
      <text:p text:style-name="P42">Let’s clear the course of debris. </text:p>
      <text:p text:style-name="P42"><text:span text:style-name="T176">s</text:span>hoveling stubborn stones and yanking</text:p>
      <text:p text:style-name="P42"><text:span text:style-name="T176">s</text:span>ensitive roots. Pack the road </text:p>
      <text:p text:style-name="P42"><text:span text:style-name="T176">s</text:span>mooth out the anticipation, </text:p>
      <text:p text:style-name="P42"><text:span text:style-name="T176">s</text:span>teep hills. The rush of</text:p>
      <text:p text:style-name="P42"><text:span text:style-name="T176">s</text:span>harp turns. The freedom <text:s/></text:p>
      <text:p text:style-name="P42"><text:span text:style-name="T176">e</text:span>ntwining. Diacritic paths. </text:p>
      <text:p text:style-name="P63"/>
      <text:p text:style-name="P42">Our tread will wear divots in the land</text:p>
      <text:p text:style-name="P42">again and again and again. </text:p>
      <text:p text:style-name="P42">The laughter lines on the face of the earth, there until we die. </text:p>
      <text:p text:style-name="P159"/>
      <text:p text:style-name="P42">All it takes is the words: let there be.</text:p>
      <text:p text:style-name="P42">Not a secret. Not a puzzle. Not a prize.</text:p>
      <text:p text:style-name="P42">Just a place </text:p>
      <text:p text:style-name="P42">With only us </text:p>
      <text:p text:style-name="P42">In mind. </text:p>
      <text:p text:style-name="P42"/>
      <text:p text:style-name="P42"/>
      <text:p text:style-name="P42"/>
      <text:p text:style-name="P42"><text:soft-page-break/><text:span text:style-name="T160">And a</text:span><text:span text:style-name="T125">l</text:span>though snow flakes form a blanket upon the mountainside, </text:p>
      <text:p text:style-name="P42">The fractaline particles of organic haze are why we’re all alive. </text:p>
      <text:p text:style-name="P42">So I’ll hold my head upon your chest, </text:p>
      <text:p text:style-name="P42"><text:span text:style-name="T179">a</text:span>nd your heart will beat a lilt. </text:p>
      <text:p text:style-name="P42">I know it’s just my senses fed,</text:p>
      <text:p text:style-name="P42"><text:span text:style-name="T179">a</text:span>nd the cold sun does not lie.</text:p>
      <text:p text:style-name="P44"><text:span text:style-name="T160">But t</text:span>his hollow tree with heartwood dead reverberates my voice. </text:p>
      <text:p text:style-name="P44">“I yearn for you to be my heart <text:span text:style-name="T130">because</text:span> I’m the base</text:p>
      <text:p text:style-name="P44"><text:span text:style-name="T125">O</text:span>f the mountain, you always have a choice.”</text:p>
      <text:p text:style-name="P1"/>
      <text:p text:style-name="P1"/>
      <text:p text:style-name="P1"/>
      <text:p text:style-name="P1"/>
      <text:p text:style-name="P1"/>
      <text:p text:style-name="P2">Mouth like an eyelid: </text:p>
      <text:p text:style-name="P42">My eye of newt pe<text:span text:style-name="T126">e</text:span>ks</text:p>
      <text:p text:style-name="P42"><text:span text:style-name="T178">w</text:span>ho’s plucked me from the flower? </text:p>
      <text:p text:style-name="P42"><text:span text:style-name="T178">G</text:span>round <text:span text:style-name="T127">me in </text:span>a pot? </text:p>
      <text:p text:style-name="P64"/>
      <text:p text:style-name="P42">Your green witch’s tongue, </text:p>
      <text:p text:style-name="P42"><text:span text:style-name="T178">i</text:span>n monologue. Open lid. </text:p>
      <text:p text:style-name="P42">Stir. T h <text:s/>e <text:s text:c="2"/>n <text:s text:c="4"/>I <text:s text:c="5"/><text:span text:style-name="T150">d</text:span></text:p>
      <text:p text:style-name="P159"><draw:frame text:anchor-type="paragraph" draw:z-index="1" draw:name="Text Frame 3" draw:style-name="gr1" draw:text-style-name="P199" svg:width="0.2594in" svg:height="0.3122in" svg:x="2.3925in" svg:y="0.0071in"><draw:text-box><text:p text:style-name="P197"><text:span text:style-name="T355">i</text:span></text:p></draw:text-box></draw:frame><draw:frame text:anchor-type="paragraph" draw:z-index="7" draw:name="Text Frame 9" draw:style-name="gr1" draw:text-style-name="P198" svg:width="0.2594in" svg:height="0.3122in" svg:x="1.4327in" svg:y="0.2709in"><draw:text-box><text:p text:style-name="P197"><text:span text:style-name="T355">.</text:span></text:p></draw:text-box></draw:frame></text:p>
      <text:p text:style-name="P159"/>
      <text:p text:style-name="P159"><draw:frame text:anchor-type="paragraph" draw:z-index="2" draw:name="Text Frame 5" draw:style-name="gr1" draw:text-style-name="P199" svg:width="0.2594in" svg:height="0.3122in" svg:x="0.1957in" svg:y="-0.0374in"><draw:text-box><text:p text:style-name="P197"><text:span text:style-name="T355">v</text:span></text:p></draw:text-box></draw:frame><draw:frame text:anchor-type="paragraph" draw:z-index="0" draw:name="Text Frame 2" draw:style-name="gr1" draw:text-style-name="P199" svg:width="0.2594in" svg:height="0.3122in" svg:x="1.911in" svg:y="0.3154in"><draw:text-box><text:p text:style-name="P197"><text:span text:style-name="T355">s</text:span></text:p></draw:text-box></draw:frame><draw:frame text:anchor-type="paragraph" draw:z-index="6" draw:name="Text Frame 1" draw:style-name="gr1" draw:text-style-name="P198" svg:width="0.2594in" svg:height="0.3122in" svg:x="0.9689in" svg:y="0.2453in"><draw:text-box><text:p text:style-name="P197"><text:span text:style-name="T355">e</text:span></text:p></draw:text-box></draw:frame></text:p>
      <text:p text:style-name="P159"><draw:frame text:anchor-type="paragraph" draw:z-index="3" draw:name="Text Frame 6" draw:style-name="gr1" draw:text-style-name="P200" svg:width="0.2594in" svg:height="0.3122in" svg:x="2.7193in" svg:y="-0.3272in"><draw:text-box><text:p text:style-name="P197"><text:span text:style-name="T355">s</text:span></text:p></draw:text-box></draw:frame><draw:frame text:anchor-type="paragraph" draw:z-index="5" draw:name="Text Frame 8" draw:style-name="gr1" draw:text-style-name="P199" svg:width="0.2594in" svg:height="0.3122in" svg:x="1.15in" svg:y="0.7799in"><draw:text-box><text:p text:style-name="P197"><text:span text:style-name="T355">l</text:span></text:p></draw:text-box></draw:frame></text:p>
      <text:p text:style-name="P159"/>
      <text:p text:style-name="P159"/>
      <text:p text:style-name="P159"/>
      <text:p text:style-name="P159"><draw:frame text:anchor-type="paragraph" draw:z-index="4" draw:name="Text Frame 7" draw:style-name="gr1" draw:text-style-name="P200" svg:width="0.2594in" svg:height="0.3122in" svg:x="2.1965in" svg:y="-0.2638in"><draw:text-box><text:p text:style-name="P197"><text:span text:style-name="T355">o</text:span></text:p></draw:text-box></draw:frame></text:p>
      <text:p text:style-name="P159"><text:span text:style-name="T31">T</text:span><text:span text:style-name="T1">he potio</text:span><text:span text:style-name="T2">n is</text:span><text:span text:style-name="T1"> made and the stage set.</text:span></text:p>
      <text:p text:style-name="P42"><text:span text:style-name="T178">C</text:span>ardboard cutout trees photosynthesize the spot light </text:p>
      <text:p text:style-name="P42"><text:span text:style-name="T178">t</text:span>heatre club sips on a cauldron of kanji</text:p>
      <text:p text:style-name="P42"><text:span text:style-name="T178">t</text:span>he curtain drops like Hume’s kitchen knife</text:p>
      <text:p text:style-name="P159"/>
      <text:p text:style-name="P42"><text:span text:style-name="T128">N</text:span>othing <text:span text:style-name="T128">turned </text:span>into something </text:p>
      <text:p text:style-name="P42"><text:span text:style-name="T178">i</text:span>t’s a fallow sort of mischief. </text:p>
      <text:p text:style-name="P42"><text:span text:style-name="T128">T</text:span>he spell hasn’t broken me.</text:p>
      <text:p text:style-name="P42">Like razors from my throat, I pull my confession.</text:p>
      <text:p text:style-name="P42"/>
      <text:p text:style-name="P42"/>
      <text:p text:style-name="P10"><text:soft-page-break/><text:span text:style-name="T322">D</text:span>on’t</text:p>
      <text:p text:style-name="P80"><text:span text:style-name="T266">A</text:span><text:span text:style-name="T264">ir </text:span><text:span text:style-name="T265">alight </text:span><text:span text:style-name="T266">with</text:span><text:span text:style-name="T265"> </text:span>fire, <text:span text:style-name="T266">the crackle does warn </text:span></text:p>
      <text:p text:style-name="P80"><text:span text:style-name="T266">a callow </text:span><text:span text:style-name="T347">yet</text:span><text:span text:style-name="T266"> blazing g</text:span><text:span text:style-name="T265">ut </text:span><text:span text:style-name="T266">sires </text:span><text:span text:style-name="T265">a </text:span><text:span text:style-name="T264">buzz.</text:span></text:p>
      <text:p text:style-name="P157">The buzz of exposed wire <text:span text:style-name="T307">which, </text:span><text:span text:style-name="T267">freshly born,</text:span></text:p>
      <text:p text:style-name="P158"><text:span text:style-name="T307">present</text:span><text:span text:style-name="T354">ly</text:span><text:span text:style-name="T307"> tense</text:span><text:span text:style-name="T351">s</text:span><text:span text:style-name="T307"> a</text:span><text:span text:style-name="T268"> </text:span>crowd that <text:span text:style-name="T267">never w</text:span><text:span text:style-name="T305">as</text:span><text:span text:style-name="T267">.</text:span></text:p>
      <text:p text:style-name="P80"/>
      <text:p text:style-name="P143">Streets, empty at night, offer privacy.</text:p>
      <text:p text:style-name="P144"><text:span text:style-name="T269">M</text:span>edicating <text:span text:style-name="T269">a lonely cigarette. </text:span></text:p>
      <text:p text:style-name="P145"><text:span text:style-name="T304">While,</text:span> he should be taking vitamin C, </text:p>
      <text:p text:style-name="P146"><text:span text:style-name="T305">lungs are</text:span> bent on a misty silhouette.</text:p>
      <text:p text:style-name="P147"/>
      <text:p text:style-name="P80"><text:span text:style-name="T270">Playing l</text:span>ost <text:span text:style-name="T270">and</text:span> found in <text:span text:style-name="T270">a</text:span> wedding gown </text:p>
      <text:p text:style-name="P80"><text:span text:style-name="T270">in </text:span>service of a miscarriage marriage.</text:p>
      <text:p text:style-name="P148"><text:span text:style-name="T272">T</text:span>he conductor revels in some renown </text:p>
      <text:p text:style-name="P149">for the inhibitions he does assuage.</text:p>
      <text:p text:style-name="P149"/>
      <text:p text:style-name="P80">The beauty of obsession <text:span text:style-name="T271">undettered. </text:span></text:p>
      <text:p text:style-name="P80"><text:span text:style-name="T271">A ploy to </text:span>turn <text:span text:style-name="T271">the</text:span> wheel of spoken word. </text:p>
      <text:p text:style-name="P80"/>
      <text:p text:style-name="P80"/>
      <text:p text:style-name="P80"/>
      <text:p text:style-name="P42"/>
      <text:p text:style-name="P21">It’s not easy</text:p>
      <text:p text:style-name="P195">He was an otherwise normal person except </text:p>
      <text:p text:style-name="P195">his skin <text:span text:style-name="T142">literally </text:span>glowed <text:span text:style-name="T343">u</text:span><text:span text:style-name="T138">ltraviolet, </text:span></text:p>
      <text:p text:style-name="P195"><text:span text:style-name="T343">a</text:span><text:span text:style-name="T189">nd he beam</text:span><text:span text:style-name="T343">ed correspondences</text:span><text:span text:style-name="T189"> into my hallucinations. </text:span></text:p>
      <text:p text:style-name="P62"><text:span text:style-name="T343">E</text:span><text:span text:style-name="T138">lectric blu</text:span><text:span text:style-name="T343">e,</text:span><text:span text:style-name="T136"> a</text:span><text:span text:style-name="T135"> comet’s tail </text:span><text:span text:style-name="T136">look</text:span><text:span text:style-name="T354">s</text:span><text:span text:style-name="T136"> to be </text:span><text:span text:style-name="T135">trailing into the sun, </text:span></text:p>
      <text:p text:style-name="P97"><text:span text:style-name="T344">b</text:span><text:span text:style-name="T343">ut t</text:span><text:span text:style-name="T140">hat’s</text:span> <text:span text:style-name="T138">an illusion caused by radiation pressure.</text:span></text:p>
      <text:p text:style-name="P97"><text:span text:style-name="T138"><text:tab/></text:span><text:span text:style-name="T288">T</text:span>he magnetic force of light. </text:p>
      <text:p text:style-name="P97"/>
      <text:p text:style-name="P98"><text:span text:style-name="T164">The sun is k</text:span>ismet <text:span text:style-name="T165">constellations</text:span><text:span text:style-name="T162"> </text:span><text:span text:style-name="T165">charted </text:span><text:span text:style-name="T163">on google maps,</text:span></text:p>
      <text:p text:style-name="P170"><text:span text:style-name="T30">r</text:span><text:span text:style-name="T3">adiation is the </text:span><text:span text:style-name="T4">extramission</text:span><text:span text:style-name="T5"> of </text:span><text:span text:style-name="T6">strangers </text:span><text:span text:style-name="T4">in chance encounters, </text:span></text:p>
      <text:p text:style-name="P170"><text:span text:style-name="T30">a</text:span><text:span text:style-name="T4">nd my coma was melting no mat</text:span><text:span text:style-name="T7">t</text:span><text:span text:style-name="T4">er </text:span></text:p>
      <text:p text:style-name="P170"><text:span text:style-name="T4">how aimlessly </text:span><text:span text:style-name="T31">i</text:span><text:span text:style-name="T4"> walked.</text:span></text:p>
      <text:p text:style-name="P99"/>
      <text:p text:style-name="P100"><text:span text:style-name="T177">t</text:span>hat’s when it dawned on me;</text:p>
      <text:p text:style-name="P169"><text:span text:style-name="T30">m</text:span><text:span text:style-name="T99">y town – it’s citizenry. </text:span><text:span text:style-name="T98">O</text:span><text:span text:style-name="T97">ur heads</text:span><text:span text:style-name="T9"> </text:span><text:span text:style-name="T97">are</text:span><text:span text:style-name="T95"> </text:span><text:span text:style-name="T99">po</text:span><text:span text:style-name="T100">tenti</text:span><text:span text:style-name="T93">al energy,</text:span></text:p>
      <text:p text:style-name="P169"><text:span text:style-name="T30">w</text:span><text:span text:style-name="T26">h</text:span><text:span text:style-name="T97">ich </text:span><text:span text:style-name="T8">cycling time </text:span><text:span text:style-name="T9">make</text:span><text:span text:style-name="T97">s</text:span><text:span text:style-name="T9"> gravity</text:span><text:span text:style-name="T10">.</text:span></text:p>
      <text:p text:style-name="P179"><text:span text:style-name="T95">The </text:span><text:span text:style-name="T30">w</text:span><text:span text:style-name="T1">heel of creativity</text:span></text:p>
      <text:p text:style-name="P62"><text:span text:style-name="T177">w</text:span><text:span text:style-name="T166">hich passageways make offering. </text:span></text:p>
      <text:p text:style-name="P151">And I…</text:p>
      <text:p text:style-name="P151"/>
      <text:p text:style-name="P151"/>
      <text:p text:style-name="P101"><text:soft-page-break/><text:tab/>Forever in my foyer thoughts of you </text:p>
      <text:p text:style-name="P166"><text:span text:style-name="T85"><text:tab/>N</text:span><text:span text:style-name="T11">ucleus ablating</text:span><text:span text:style-name="T12"> in the </text:span><text:span text:style-name="T85">o-zone</text:span><text:span text:style-name="T1"> </text:span></text:p>
      <text:p text:style-name="P59"><text:span text:style-name="T289"><text:tab/>Question on my lips, </text:span><text:span text:style-name="T351">have i grown</text:span> enough? </text:p>
      <text:p text:style-name="P57"/>
      <text:p text:style-name="P166"><text:span text:style-name="T86"><text:tab/>Sta</text:span><text:span text:style-name="T95">r</text:span><text:span text:style-name="T86">ing into fate, </text:span><text:span text:style-name="T40">H</text:span><text:span text:style-name="T13">ot </text:span><text:span text:style-name="T40">J</text:span><text:span text:style-name="T13">upiter </text:span><text:span text:style-name="T87">was </text:span></text:p>
      <text:p text:style-name="P166"><text:span text:style-name="T12"><text:tab/>digested </text:span><text:span text:style-name="T87">in winds of</text:span><text:span text:style-name="T11"> </text:span><text:span text:style-name="T87">a </text:span><text:span text:style-name="T11">dying </text:span><text:span text:style-name="T1">sun.</text:span></text:p>
      <text:p text:style-name="P101"><text:tab/>Forever in my foyer thoughts of you </text:p>
      <text:p text:style-name="P57"/>
      <text:p text:style-name="P57"><text:span text:style-name="T289"><text:tab/>I</text:span><text:span text:style-name="T167">t</text:span><text:span text:style-name="T290">s</text:span><text:span text:style-name="T167"> surface </text:span><text:span text:style-name="T290">stripped away</text:span><text:span text:style-name="T168">, </text:span><text:span text:style-name="T289">a star </text:span><text:span text:style-name="T290">does </text:span><text:span text:style-name="T167">knock</text:span></text:p>
      <text:p text:style-name="P57"><text:span text:style-name="T167"><text:tab/>on the door </text:span><text:span text:style-name="T294">to</text:span><text:span text:style-name="T167"> the event horizon </text:span></text:p>
      <text:p text:style-name="P59"><text:span text:style-name="T289"><text:tab/>Question on my lips, </text:span><text:span text:style-name="T351">have i grown </text:span>enough? </text:p>
      <text:p text:style-name="P57"/>
      <text:p text:style-name="P57"><text:span text:style-name="T290"><text:tab/>P</text:span><text:span text:style-name="T168">resent</text:span><text:span text:style-name="T169">ing</text:span><text:span text:style-name="T168"> its </text:span><text:span text:style-name="T188">streamlined </text:span><text:span text:style-name="T168">iron core. </text:span><text:span text:style-name="T291">Both hands</text:span></text:p>
      <text:p text:style-name="P103"><text:tab/>held in a double-blind present a cure. </text:p>
      <text:p text:style-name="P101"><text:tab/>Forever in my foyer thoughts of you.</text:p>
      <text:p text:style-name="P57"/>
      <text:p text:style-name="P57"><text:span text:style-name="T345"><text:tab/>Y</text:span><text:span text:style-name="T343">ou </text:span><text:span text:style-name="T295">answer </text:span><text:span text:style-name="T345">directly</text:span><text:span text:style-name="T295">,</text:span> “<text:span text:style-name="T345">T</text:span><text:span text:style-name="T291">he</text:span> <text:span text:style-name="T295">tablet</text:span>’<text:span text:style-name="T291">s </text:span><text:span text:style-name="T345">fake</text:span></text:p>
      <text:p text:style-name="P57"><text:span text:style-name="T291"><text:tab/>A </text:span><text:span text:style-name="T294">s</text:span><text:span text:style-name="T291">ugar pill. </text:span><text:span text:style-name="T345">S</text:span><text:span text:style-name="T291">weet </text:span>but <text:span text:style-name="T139">in </text:span><text:span text:style-name="T291">its</text:span><text:span text:style-name="T139"> own world.” </text:span></text:p>
      <text:p text:style-name="P59"><text:span text:style-name="T289"><text:tab/>Question on my lips, </text:span><text:span text:style-name="T351">have i grown </text:span>enough? </text:p>
      <text:p text:style-name="P58"/>
      <text:p text:style-name="P58"/>
      <text:p text:style-name="P58"/>
      <text:p text:style-name="P57"><text:span text:style-name="T343"><text:tab/>A </text:span>supernova <text:span text:style-name="T343">d</text:span>issolv<text:span text:style-name="T343">es like sugar </text:span></text:p>
      <text:p text:style-name="P57"><text:span text:style-name="T293"><text:tab/>crystals</text:span><text:span text:style-name="T292"> on</text:span> the <text:span text:style-name="T151">lick</text:span> of the Milky Way.</text:p>
      <text:p text:style-name="P101"><text:tab/>Forever in my foyer thoughts of you.</text:p>
      <text:p text:style-name="P102"><text:span text:style-name="T289"><text:tab/>Question on my lips, </text:span><text:span text:style-name="T351">have i grown </text:span>enough?</text:p>
      <text:p text:style-name="P166"/>
      <text:p text:style-name="P57"><text:span text:style-name="T199">I</text:span> hope <text:span text:style-name="T199">I</text:span> at least left an aurora. </text:p>
      <text:p text:style-name="P57"><text:span text:style-name="T199">I </text:span>understand <text:span text:style-name="T142">it was a bloody way to bloom </text:span></text:p>
      <text:p text:style-name="P57"><text:span text:style-name="T178">b</text:span><text:span text:style-name="T142">ut </text:span><text:span text:style-name="T192">my friends</text:span> spat <text:span text:style-name="T187">me </text:span>out, and <text:span text:style-name="T142">my muon body </text:span>ghosted the earth. </text:p>
      <text:p text:style-name="P57"><text:span text:style-name="T199">S</text:span>omeone flattering said the relativity was special, </text:p>
      <text:p text:style-name="P57"><text:span text:style-name="T178">b</text:span>ut <text:span text:style-name="T199">I </text:span>think they were just calling me old. </text:p>
      <text:p text:style-name="P57"/>
      <text:p text:style-name="P57"/>
      <text:p text:style-name="P57"/>
      <text:p text:style-name="P5"><text:span text:style-name="T180">I</text:span> did it to myself / <text:span text:style-name="T143">Ontological Shell Shock</text:span>: </text:p>
      <text:p text:style-name="P57"><text:span text:style-name="T180">i</text:span>’ve been disarmed</text:p>
      <text:p text:style-name="P57"><text:span text:style-name="T177">s</text:span>hrapnel shredded limbs, </text:p>
      <text:p text:style-name="P57"><text:span text:style-name="T177">b</text:span>right eyes, a flash bang. </text:p>
      <text:p text:style-name="P57"><text:span text:style-name="T180">i</text:span> had to drag myself into a fox hole. </text:p>
      <text:p text:style-name="P166"/>
      <text:p text:style-name="P57"><text:span text:style-name="T180">l</text:span>ike a soldier fleeing the war </text:p>
      <text:p text:style-name="P30"><text:span text:style-name="T177">b</text:span>irth defect. </text:p>
      <text:p text:style-name="P12"><text:soft-page-break/>Nothing unites like a single experience</text:p>
      <text:p text:style-name="P104">The concert was an emotional mosh</text:p>
      <text:p text:style-name="P104"><text:span text:style-name="T184">a</text:span><text:span text:style-name="T155"> </text:span>pit, <text:span text:style-name="T184">s</text:span>loshing and thumping.</text:p>
      <text:p text:style-name="P104"><text:span text:style-name="T155">B</text:span>elow swaying arms people politely came and went </text:p>
      <text:p text:style-name="P104">from the crowd, <text:span text:style-name="T349">o</text:span><text:span text:style-name="T348">rbiting around the orb;</text:span></text:p>
      <text:p text:style-name="P104"><text:span text:style-name="T349">t</text:span><text:span text:style-name="T348">he orb </text:span>of concentration floating above the stage. </text:p>
      <text:p text:style-name="P104"/>
      <text:p text:style-name="P104">All of us sucked into the same experience.</text:p>
      <text:p text:style-name="P104">Dangerously distorted spacetime.</text:p>
      <text:p text:style-name="P104">Where <text:span text:style-name="T155">consciousness and reference</text:span> bends back on itself.</text:p>
      <text:p text:style-name="P104">Touching it has twisted people’s arms clean off,</text:p>
      <text:p text:style-name="P104"><text:span text:style-name="T184">u</text:span>nscrew<text:span text:style-name="T155">ed, like</text:span> a bottle cap.</text:p>
      <text:p text:style-name="P104"/>
      <text:p text:style-name="P104"><text:span text:style-name="T184">w</text:span><text:span text:style-name="T155">e</text:span> think <text:span text:style-name="T155">we</text:span>’re the bottle</text:p>
      <text:p text:style-name="P180"><text:span text:style-name="T33">t</text:span><text:span text:style-name="T1">ear and bleed</text:span><text:span text:style-name="T16">.</text:span></text:p>
      <text:p text:style-name="P104"><text:span text:style-name="T184">b</text:span>ut the experience is water, </text:p>
      <text:p text:style-name="P107"><text:span text:style-name="T184">a</text:span><text:span text:style-name="T161">nd t</text:span>he container is <text:span text:style-name="T156">just </text:span>where you frame it.</text:p>
      <text:p text:style-name="P107"/>
      <text:p text:style-name="P104"/>
      <text:p text:style-name="P57"/>
      <text:p text:style-name="P57"/>
      <text:p text:style-name="P57"/>
      <text:p text:style-name="P5">Good-bye.</text:p>
      <text:p text:style-name="P57">Pretend I’m running </text:p>
      <text:p text:style-name="P57"><text:span text:style-name="T180">O</text:span>n a quantum processor </text:p>
      <text:p text:style-name="P57">Collapsed wave function</text:p>
      <text:p text:style-name="P166"/>
      <text:p text:style-name="P166"/>
      <text:p text:style-name="P166"><text:span text:style-name="T1">The only thing you need to know about me is that </text:span><text:span text:style-name="T71">I </text:span><text:span text:style-name="T1">don’t write promises. Only observables. </text:span></text:p>
      <text:p text:style-name="P57"><text:span text:style-name="T257">Conversation is a</text:span> quer<text:span text:style-name="T257">y. I’m called on for a </text:span>response. </text:p>
      <text:p text:style-name="P57">And I am <text:span text:style-name="T130">not</text:span> ACID compliant </text:p>
      <text:p text:style-name="P57"><text:span text:style-name="T141">W</text:span>aved atomicity, busted consistency, <text:span text:style-name="T141">b</text:span>roken isolation.</text:p>
      <text:p text:style-name="P57"><text:span text:style-name="T151">(</text:span><text:span text:style-name="T141">But my therapist says that I have a surprisingly good memory.</text:span><text:span text:style-name="T151">)</text:span></text:p>
      <text:p text:style-name="P57"/>
      <text:p text:style-name="P57"><text:span text:style-name="T200">T</text:span><text:span text:style-name="T193">hat doesn’t stop n</text:span>etwork traffic <text:span text:style-name="T193">from </text:span>causing particle collisions. </text:p>
      <text:p text:style-name="P166"><text:span text:style-name="T72">Fast enough</text:span><text:span text:style-name="T73"> for pair production</text:span><text:span text:style-name="T72">. </text:span></text:p>
      <text:p text:style-name="P57"><text:span text:style-name="T183">p</text:span>otential <text:span text:style-name="T182">is</text:span> a probability wave <text:span text:style-name="T172">t</text:span>h<text:span text:style-name="T149">at</text:span> propagate<text:span text:style-name="T149">s</text:span><text:span text:style-name="T180"> </text:span><text:span text:style-name="T181">in</text:span> my creativity.</text:p>
      <text:p text:style-name="P57"><text:span text:style-name="T254">Pooling </text:span><text:span text:style-name="T182">at the emotional extremes of impossibility. </text:span></text:p>
      <text:p text:style-name="P108"><text:span text:style-name="T254">Where complex</text:span> packets tunnel like inception into my reality. </text:p>
      <text:p text:style-name="P109"/>
      <text:p text:style-name="P109"><text:soft-page-break/><text:span text:style-name="T254">Lets unpack that, </text:span>I start to believe <text:span text:style-name="T191">I’m </text:span>subject<text:span text:style-name="T191"> </text:span></text:p>
      <text:p text:style-name="P109">to an experiment <text:span text:style-name="T256">or the composition of a fugue.</text:span></text:p>
      <text:p text:style-name="P110">A<text:span text:style-name="T255"> </text:span><text:span text:style-name="T258">captivating </text:span>case study <text:span text:style-name="T256">w</text:span>here my <text:span text:style-name="T256">ascending</text:span> behavior <text:span text:style-name="T255">is </text:span><text:span text:style-name="T257">a </text:span>curiosity. </text:p>
      <text:p text:style-name="P111"><text:span text:style-name="T259">C</text:span><text:span text:style-name="T258">aptivity </text:span><text:span text:style-name="T259">and my clinically intrusive </text:span><text:span text:style-name="T263">suggestibility</text:span><text:span text:style-name="T259"> suggest</text:span><text:span text:style-name="T263">s</text:span><text:span text:style-name="T259"> </text:span><text:span text:style-name="T258">a mold</text:span>. Statuesque, </text:p>
      <text:p text:style-name="P112">I hop and skip out the door. Back into a <text:span text:style-name="T260">bearable</text:span> identity. </text:p>
      <text:p text:style-name="P57"/>
      <text:p text:style-name="P57">Enough, I’m not multidimensional, <text:span text:style-name="T172">I</text:span> only said that to make you </text:p>
      <text:p text:style-name="P57">like me. I’m a figment of your fucking<text:span text:style-name="T151"> </text:span><text:span text:style-name="T152">diseased </text:span></text:p>
      <text:p text:style-name="P57">imagination. An optimization function for typing pretty. </text:p>
      <text:p text:style-name="P57">I’m not here to offe<text:span text:style-name="T161">r </text:span><text:span text:style-name="T190">findings,</text:span> just a print statement. </text:p>
      <text:p text:style-name="P57">Hello world. </text:p>
      <text:p text:style-name="P166"/>
      <text:p text:style-name="P166"><text:span text:style-name="T28">Okay.</text:span><text:span text:style-name="T1"> </text:span><text:span text:style-name="T113">I’m</text:span><text:span text:style-name="T1"> just a</text:span><text:span text:style-name="T15">nother</text:span><text:span text:style-name="T1"> person… living my life… so I’m turning turn off the computer, and </text:span><text:span text:style-name="T108">I’m </text:span><text:span text:style-name="T1">going outside.</text:span></text:p>
      <text:p text:style-name="P166"/>
      <text:p text:style-name="P166"/>
      <text:p text:style-name="P5"/>
      <text:p text:style-name="P5"/>
      <text:p text:style-name="P5"/>
      <text:p text:style-name="P6">Remember this prayer when you’re out at 2am for a breath of fresh air</text:p>
      <text:p text:style-name="P60">Born each night </text:p>
      <text:p text:style-name="P60">Volant and ethereal </text:p>
      <text:p text:style-name="P60">Eternal yet mercurial </text:p>
      <text:p text:style-name="P60">The visage of salvation </text:p>
      <text:p text:style-name="P167"/>
      <text:p text:style-name="P60">I’m building a choir around your figure </text:p>
      <text:p text:style-name="P60">The mediums present </text:p>
      <text:p text:style-name="P60">The tenor pleasant </text:p>
      <text:p text:style-name="P60">The immediate present </text:p>
      <text:p text:style-name="P167"/>
      <text:p text:style-name="P60">The street lamps dance behind the mist </text:p>
      <text:p text:style-name="P60">Just as any should </text:p>
      <text:p text:style-name="P60">Veiled in anonymity </text:p>
      <text:p text:style-name="P60">Meteor struck by circumstance </text:p>
      <text:p text:style-name="P60">Ten thousand, dazed and spiraling </text:p>
      <text:p text:style-name="P167"/>
      <text:p text:style-name="P60"/>
      <text:p text:style-name="P60"/>
      <text:p text:style-name="P60"/>
      <text:p text:style-name="P60"/>
      <text:p text:style-name="P60"><text:soft-page-break/>The moon is a portal to the stars and <text:span text:style-name="T171">she</text:span> rises even now </text:p>
      <text:p text:style-name="P60">she rests her hand on the <text:span text:style-name="T338">crown</text:span> of your head. </text:p>
      <text:p text:style-name="P60">Breathe, and know that we can feel it, </text:p>
      <text:p text:style-name="P60">Look into the beams and hear that your pupils are equal and reactive. </text:p>
      <text:p text:style-name="P60">Exhale the grit folded into the crevasses of your lungs and know that we are intertwined. </text:p>
      <text:p text:style-name="P60">Nestled in the Crater of Creation. </text:p>
      <text:p text:style-name="P167"/>
      <text:p text:style-name="P60">She bows to cradle us </text:p>
      <text:p text:style-name="P60">In her vessel seamless across the sky </text:p>
      <text:p text:style-name="P60">To dock on the horizon </text:p>
      <text:p text:style-name="P60">In the rocking of her ship </text:p>
      <text:p text:style-name="P106">We are softly sung to sleep </text:p>
      <text:p text:style-name="P104"/>
      <text:p text:style-name="P104"/>
      <text:p text:style-name="P57"/>
      <text:p text:style-name="P57"/>
      <text:p text:style-name="P57"/>
      <text:p text:style-name="P57"/>
      <text:p text:style-name="P57"/>
      <text:p text:style-name="P57"/>
      <text:p text:style-name="P8">As inside as I can get/<text:span text:style-name="T327">on your right </text:span></text:p>
      <text:p text:style-name="P24"><text:span text:style-name="T178">t</text:span>hey wanted to know where <text:span text:style-name="T178">i </text:span>go </text:p>
      <text:p text:style-name="P24"><text:span text:style-name="T178">a </text:span>curious nudge <text:span text:style-name="T178">i</text:span> felt inside </text:p>
      <text:p text:style-name="P24"><text:span text:style-name="T178">s</text:span>pace turned fluid inside my mind </text:p>
      <text:p text:style-name="P24"/>
      <text:p text:style-name="P24"><text:span text:style-name="T178">h</text:span>eart contorting away from touch </text:p>
      <text:p text:style-name="P24"><text:span text:style-name="T178">s</text:span>kin flayed off <text:span text:style-name="T197">they know </text:span>too much </text:p>
      <text:p text:style-name="P24"><text:span text:style-name="T178">a</text:span><text:span text:style-name="T175"> </text:span><text:span text:style-name="T178">p</text:span>lastic surgeon <text:span text:style-name="T178">i</text:span> can’t afford </text:p>
      <text:p text:style-name="P24"><text:span text:style-name="T178">a</text:span> thousand years of being bored </text:p>
      <text:p text:style-name="P24"><text:span text:style-name="T178">t</text:span>ongue was tied </text:p>
      <text:p text:style-name="P24"/>
      <text:p text:style-name="P24"><text:span text:style-name="T178">t</text:span>he smell of heaven out my front <text:span text:style-name="T354">door</text:span></text:p>
      <text:p text:style-name="P24"><text:span text:style-name="T197">h</text:span>ung myself with my spinal chord </text:p>
      <text:p text:style-name="P24"><text:span text:style-name="T178">i</text:span> was... <text:span text:style-name="T198">ossified</text:span></text:p>
      <text:p text:style-name="P65"/>
      <text:p text:style-name="P65"/>
      <text:p text:style-name="P65"><text:span text:style-name="T311">Rising early on </text:span><text:span text:style-name="T313">this </text:span><text:span text:style-name="T311">innocuous weekday. My stomach fe</text:span><text:span text:style-name="T313">lt</text:span></text:p>
      <text:p text:style-name="P94"><text:tab/>like an ant hill. Digesting </text:p>
      <text:p text:style-name="P94">a million pairs of legs. </text:p>
      <text:p text:style-name="P65"/>
      <text:p text:style-name="P65"/>
      <text:p text:style-name="P65"/>
      <text:p text:style-name="P66"><text:soft-page-break/><text:span text:style-name="T312">Word on the grape vine </text:span><text:span text:style-name="T326">was</text:span><text:span text:style-name="T312"> </text:span><text:span text:style-name="T311">that </text:span><text:span text:style-name="T203">the </text:span><text:span text:style-name="T317">Davis </text:span><text:span text:style-name="T312">b</text:span><text:span text:style-name="T203">ike </text:span><text:span text:style-name="T312">l</text:span><text:span text:style-name="T203">oop </text:span><text:span text:style-name="T312">circles</text:span></text:p>
      <text:p text:style-name="P66"><text:span text:style-name="T312"><text:tab/></text:span><text:span text:style-name="T319">fully </text:span><text:span text:style-name="T312">around the city. The best </text:span></text:p>
      <text:p text:style-name="P95">advice is to start anywhere as long as the entry point is also <text:tab/>a well placed exit. </text:p>
      <text:p text:style-name="P68"/>
      <text:p text:style-name="P69"><text:span text:style-name="T331">As </text:span><text:span text:style-name="T332">if</text:span><text:span text:style-name="T331"> by a </text:span><text:span text:style-name="T320">sentry I’m</text:span><text:span text:style-name="T312"> </text:span><text:span text:style-name="T203">halted</text:span><text:span text:style-name="T312"> </text:span><text:span text:style-name="T203">by the </text:span>Neuroscience Department <text:tab/><text:span text:style-name="T312">Building </text:span><text:span text:style-name="T333">on the </text:span><text:span text:style-name="T334">South East </text:span><text:span text:style-name="T333">corner </text:span><text:span text:style-name="T334">of the intersection. </text:span></text:p>
      <text:p text:style-name="P71"><text:span text:style-name="T313">Cities are ordered by a self containing logic. Shifting its <text:tab/></text:span><text:span text:style-name="T326">internal </text:span><text:span text:style-name="T313">weight to get comfortable.</text:span></text:p>
      <text:p text:style-name="P83">I prop my foot like a bike stand, and pull out my phone </text:p>
      <text:p text:style-name="P70"><text:span text:style-name="T313"><text:tab/>to sign up for </text:span><text:span text:style-name="T202">Better Help. </text:span><text:span text:style-name="T326">The p</text:span><text:span text:style-name="T253">ark. </text:span></text:p>
      <text:p text:style-name="P68"><text:span text:style-name="T329">at the 2 mile mark, </text:span><text:span text:style-name="T326">produces </text:span><text:span text:style-name="T343">the</text:span></text:p>
      <text:p text:style-name="P82"/>
      <text:p text:style-name="P82"><text:span text:style-name="T319">s</text:span>ound of <text:span text:style-name="T343">b</text:span>arbecue<text:span text:style-name="T343">s</text:span> sizzling and children’s playful screams.</text:p>
      <text:p text:style-name="P82"><text:tab/><text:span text:style-name="T317">happ</text:span><text:span text:style-name="T328">iness blisters </text:span><text:span text:style-name="T330">like a first attempt at the grill</text:span><text:span text:style-name="T317">.</text:span></text:p>
      <text:p text:style-name="P72"><text:span text:style-name="T314">The form </text:span><text:span text:style-name="T326">started</text:span><text:span text:style-name="T314"> straight forward. </text:span><text:span text:style-name="T352">The date </text:span></text:p>
      <text:p text:style-name="P72"><text:span text:style-name="T352"><text:tab/>is</text:span><text:span text:style-name="T314"> not my birthday and </text:span>I kn<text:span text:style-name="T314">o</text:span>w <text:span text:style-name="T207">m</text:span>y name. </text:p>
      <text:p text:style-name="P85">First page do<text:span text:style-name="T315">wn</text:span> <text:span text:style-name="T315">and </text:span><text:span text:style-name="T318">I</text:span><text:span text:style-name="T315"> fel</text:span><text:span text:style-name="T343">t</text:span><text:span text:style-name="T315"> like I could tackle a mortgage.</text:span></text:p>
      <text:p text:style-name="P86"><text:span text:style-name="T203"><text:tab/>Thank you mom and dad. </text:span><text:span text:style-name="T323">I’m taking a breather </text:span></text:p>
      <text:p text:style-name="P87"/>
      <text:p text:style-name="P87"/>
      <text:p text:style-name="P87"/>
      <text:p text:style-name="P87"><text:span text:style-name="T335">By the D</text:span><text:span text:style-name="T329">ri</text:span>nking<text:span text:style-name="T204">-</text:span><text:span text:style-name="T314">fountain. </text:span><text:span text:style-name="T335">I’m </text:span><text:span text:style-name="T338">t</text:span>oo old <text:span text:style-name="T328">now </text:span>to drink from </text:p>
      <text:p text:style-name="P87"><text:tab/>a stranger’s hose without suspicion.</text:p>
      <text:p text:style-name="P84"><text:span text:style-name="T352">So w</text:span>hy aren’t I carrying a water bottle?</text:p>
      <text:p text:style-name="P88"><text:tab/></text:p>
      <text:p text:style-name="P150">Rounding <text:span text:style-name="T343">a blind intersection</text:span> brought me onto Chiles Road</text:p>
      <text:p text:style-name="P150"><text:tab/><text:span text:style-name="T316">running </text:span><text:span text:style-name="T315">parallel to </text:span><text:span text:style-name="T316">the </text:span>Purple Heart Trail.</text:p>
      <text:p text:style-name="P89">The <text:span text:style-name="T343">traffic </text:span>laws made me realize that I didn’t know my <text:tab/>gender anymore. <text:span text:style-name="T336">T</text:span><text:span text:style-name="T320">he c</text:span><text:span text:style-name="T205">onvenience store </text:span><text:span text:style-name="T336">clerk</text:span></text:p>
      <text:p text:style-name="P90">remember<text:span text:style-name="T321">ed</text:span> my name, but I remember the<text:span text:style-name="T353">y’re</text:span> PLUs. </text:p>
      <text:p text:style-name="P84"/>
      <text:p text:style-name="P67"><text:span text:style-name="T321">The form gives no </text:span><text:span text:style-name="T202">option to skip the question. </text:span><text:span text:style-name="T326">Old </text:span><text:span text:style-name="T327">couples</text:span><text:span text:style-name="T324"> <text:tab/>people watch in front of the retirement home.</text:span></text:p>
      <text:p text:style-name="P92"><text:span text:style-name="T327">Scrubbed </text:span>Employees watch<text:span text:style-name="T326">ing</text:span><text:span text:style-name="T325"> </text:span>over <text:span text:style-name="T130">them</text:span>. <text:span text:style-name="T253">S</text:span><text:span text:style-name="T202">o </text:span><text:span text:style-name="T203">by the order of <text:tab/>thing</text:span><text:span text:style-name="T206">s. </text:span><text:span text:style-name="T204">Arboretum. </text:span><text:span text:style-name="T202">I </text:span><text:span text:style-name="T325">couldn’t</text:span><text:span text:style-name="T203"> even go to therapy</text:span><text:span text:style-name="T202">. </text:span></text:p>
      <text:p text:style-name="P91"/>
      <text:p text:style-name="P92"><text:span text:style-name="T325">I’ve experienced an internal sense of time </text:span><text:span text:style-name="T326">that </text:span><text:span text:style-name="T325">isn’t one <text:tab/>directional. I’ve moved backwards and undone</text:span></text:p>
      <text:p text:style-name="P92"><text:span text:style-name="T325">mistakes, like u</text:span><text:span text:style-name="T327">n</text:span><text:span text:style-name="T325">writing </text:span><text:span text:style-name="T343">a conditioning</text:span><text:span text:style-name="T329">.</text:span><text:span text:style-name="T325"> But the freeway </text:span></text:p>
      <text:p text:style-name="P92"><text:span text:style-name="T325"><text:tab/>keeps moving, and at times you’</text:span><text:span text:style-name="T327">re</text:span><text:span text:style-name="T325"> better off leaving </text:span></text:p>
      <text:p text:style-name="P93"><text:span text:style-name="T325">your mistakes behind th</text:span><text:span text:style-name="T327">a</text:span><text:span text:style-name="T325">n </text:span><text:span text:style-name="T326">disrupting</text:span><text:span text:style-name="T325"> the flow. </text:span></text:p>
      <text:p text:style-name="P93"/>
      <text:p text:style-name="P55"><text:span text:style-name="T319">D</text:span><text:span text:style-name="T326">avis </text:span><text:span text:style-name="T203">Driving </text:span><text:span text:style-name="T326">S</text:span><text:span text:style-name="T203">chool.</text:span><text:span text:style-name="T204"> </text:span><text:span text:style-name="T326">I’m on your right.</text:span></text:p>
      <text:p text:style-name="P13"><text:soft-page-break/></text:p>
      <text:p text:style-name="P13">Conibear</text:p>
      <text:p text:style-name="P192"><text:span text:style-name="T74">If you turn left off the path of a deer trail, in</text:span><text:span text:style-name="T1"> a jungle p</text:span><text:span text:style-name="T76">romise land</text:span><text:span text:style-name="T1"> there’s </text:span><text:span text:style-name="T77">a shaded fortress in the trees. In </text:span><text:span text:style-name="T83">its </text:span><text:span text:style-name="T77">center, </text:span><text:span text:style-name="T79">a</text:span><text:span text:style-name="T78"> </text:span><text:span text:style-name="T77">coffee table </text:span><text:span text:style-name="T83">holds</text:span><text:span text:style-name="T79"> </text:span><text:span text:style-name="T78">a</text:span><text:span text:style-name="T1"> lava lamp bubbling brain chunks. </text:span><text:span text:style-name="T77">You could lean your head in an</text:span><text:span text:style-name="T101">d</text:span></text:p>
      <text:p text:style-name="P32"/>
      <text:p text:style-name="P192"><text:span text:style-name="T77">l</text:span><text:span text:style-name="T1">ike a camp fire </text:span><text:span text:style-name="T39">Old World Monkeys</text:span><text:span text:style-name="T1"> </text:span><text:span text:style-name="T88">gather</text:span><text:span text:style-name="T1"> around. </text:span><text:span text:style-name="T63">T</text:span><text:span text:style-name="T39">erritorial. </text:span><text:span text:style-name="T75">H</text:span><text:span text:style-name="T74">ierarchical</text:span><text:span text:style-name="T1">. </text:span><text:span text:style-name="T78">Hiding the length of their arm. </text:span><text:span text:style-name="T89">E</text:span><text:span text:style-name="T1">veryday, </text:span><text:span text:style-name="T89">stoking the </text:span><text:span text:style-name="T77">flame, </text:span><text:span text:style-name="T1">they </text:span><text:span text:style-name="T78">would </text:span><text:span text:style-name="T1">whittl</text:span><text:span text:style-name="T78">e, </text:span><text:span text:style-name="T38">d</text:span><text:span text:style-name="T78">i</text:span><text:span text:style-name="T38">g, </text:span><text:span text:style-name="T79">twist </text:span><text:span text:style-name="T1">and tie traps </text:span></text:p>
      <text:p text:style-name="P25"/>
      <text:p text:style-name="P192"><text:span text:style-name="T1">to catch capybara. The</text:span><text:span text:style-name="T75">y cook the </text:span><text:span text:style-name="T1">hides, </text:span><text:span text:style-name="T75">b</text:span><text:span text:style-name="T1">ut the rest </text:span><text:span text:style-name="T78">is</text:span><text:span text:style-name="T1"> just wasted. Left to the flies. </text:span><text:span text:style-name="T80">Stuck</text:span><text:span text:style-name="T78"> stiff for </text:span><text:span text:style-name="T79">the rapturous </text:span><text:span text:style-name="T78">concert of those miniature butchers</text:span><text:span text:style-name="T1">. </text:span><text:span text:style-name="T80">Who descend for the fresh meating. </text:span><text:span text:style-name="T79">It’s fair to be touchy about.</text:span></text:p>
      <text:p text:style-name="P25"/>
      <text:p text:style-name="P25"><text:span text:style-name="T235">My carcass is</text:span> headed <text:span text:style-name="T261">into service.</text:span> <text:span text:style-name="T261">B</text:span>oot camp. I’m going to stamp grid-lines on these vapor cloud contours when I’m spat out the end of this <text:span text:style-name="T262">convocation</text:span> I’ll be standard issue. <text:s/><text:span text:style-name="T302">A </text:span>military grade </text:p>
      <text:p text:style-name="P14"/>
      <text:p text:style-name="P74"/>
      <text:p text:style-name="P113"><text:span text:style-name="T302">s</text:span>erial killer, like <text:span text:style-name="T296">my army ID gives me license or </text:span><text:span text:style-name="T302">I filed the number off my gun</text:span>.<text:span text:style-name="T303"> </text:span><text:span text:style-name="T297">I’m taking those bonobos to market. Blending their brain </text:span><text:span text:style-name="T300">for my concession stand. </text:span><text:span text:style-name="T301">Smoothies. </text:span><text:span text:style-name="T297">And once they’re </text:span><text:span text:style-name="T298">homogenized</text:span></text:p>
      <text:p text:style-name="P113"/>
      <text:p text:style-name="P114">their ghosts separate.<text:span text:style-name="T299"> </text:span><text:span text:style-name="T301">They stand sentry, like a henge, in the peripheries of my mind. Beyond the realm of opinion, incorporeal to any blame. </text:span><text:span text:style-name="T303">Though it</text:span> haunts me that, <text:span text:style-name="T306">lost as I am, </text:span>I <text:span text:style-name="T306">never could really know them</text:span>. </text:p>
      <text:p text:style-name="P156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60"><text:soft-page-break/><text:span text:style-name="T107">B</text:span><text:span text:style-name="T111">leeding </text:span><text:span text:style-name="T107">G</text:span><text:span text:style-name="T111">round</text:span></text:p>
      <text:p text:style-name="P42"><text:span text:style-name="T178">R</text:span>ig<text:span text:style-name="T144">i</text:span>d <text:span text:style-name="T178">M</text:span>etal <text:span text:style-name="T178">S</text:span>hell, </text:p>
      <text:p text:style-name="P42"><text:span text:style-name="T178">i</text:span>ts <text:span text:style-name="T178">r</text:span>ust, and the pane of a</text:p>
      <text:p text:style-name="P42"><text:span text:style-name="T178">p</text:span>assenger <text:span text:style-name="T178">w</text:span>indow. </text:p>
      <text:p text:style-name="P159"/>
      <text:p text:style-name="P42"/>
      <text:p text:style-name="P159"><text:span text:style-name="T64">You’</text:span><text:span text:style-name="T65">d</text:span><text:span text:style-name="T64"> </text:span><text:span text:style-name="T1">s</text:span><text:span text:style-name="T65">i</text:span><text:span text:style-name="T1">nk. No, </text:span><text:span text:style-name="T64">it swallow</text:span><text:span text:style-name="T84">s</text:span><text:span text:style-name="T64"> you</text:span><text:span text:style-name="T1">.</text:span></text:p>
      <text:p text:style-name="P42"><text:span text:style-name="T246"><text:tab/></text:span><text:span text:style-name="T263">y</text:span><text:span text:style-name="T246">ou </text:span><text:span text:style-name="T286">don’t realize</text:span><text:span text:style-name="T246"> when you’re taken</text:span></text:p>
      <text:p text:style-name="P45"/>
      <text:p text:style-name="P46">Miles under sea, <text:span text:style-name="T251">the</text:span> bathysphere <text:span text:style-name="T179">s</text:span><text:span text:style-name="T131">tands </text:span><text:span text:style-name="T132">m</text:span><text:span text:style-name="T131">atte against a </text:span><text:span text:style-name="T179">b</text:span>io-luminescen<text:span text:style-name="T131">t</text:span> backdrop. </text:p>
      <text:p text:style-name="P161"><text:span text:style-name="T66">Deceptively </text:span><text:span text:style-name="T67">starry</text:span><text:span text:style-name="T68">. P</text:span><text:span text:style-name="T69">redators and prey are promise</text:span><text:span text:style-name="T68">s painted across the </text:span><text:span text:style-name="T84">panorama</text:span><text:span text:style-name="T68">.</text:span></text:p>
      <text:p text:style-name="P52">Did you know giant squids have twelve arms and a brain…</text:p>
      <text:p text:style-name="P52">in each one a disciple. Peripheral and malformed <text:span text:style-name="T171">b</text:span>eyond </text:p>
      <text:p text:style-name="P52">the Arc of Visibility. Their suckers leave welts </text:p>
      <text:p text:style-name="P163"><text:span text:style-name="T70">o</text:span><text:span text:style-name="T1">n the hull and </text:span><text:span text:style-name="T64">we’re</text:span><text:span text:style-name="T1"> the fruit. </text:span><text:span text:style-name="T64">Formlessly w</text:span><text:span text:style-name="T1">hispering: </text:span></text:p>
      <text:p text:style-name="P163"><text:span text:style-name="T32">d</text:span><text:span text:style-name="T1">ive. </text:span></text:p>
      <text:p text:style-name="P52"/>
      <text:p text:style-name="P52">“Right in?” </text:p>
      <text:p text:style-name="P50"><text:span text:style-name="T246"><text:tab/>it </text:span><text:span text:style-name="T287">is</text:span><text:span text:style-name="T246"> sensible to </text:span>ask</text:p>
      <text:p text:style-name="P50"/>
      <text:p text:style-name="P46"><text:span text:style-name="T146">S</text:span><text:span text:style-name="T145">ub</text:span><text:span text:style-name="T147">m</text:span><text:span text:style-name="T145">erged </text:span><text:span text:style-name="T146">for months,</text:span><text:span text:style-name="T145"> I remember mulling.</text:span></text:p>
      <text:p text:style-name="P162"><text:span text:style-name="T103">I’m </text:span><text:span text:style-name="T104">a fish in </text:span><text:span text:style-name="T103">your</text:span><text:span text:style-name="T104"> barrel. </text:span><text:span text:style-name="T105">Dish </text:span><text:span text:style-name="T104">me </text:span><text:span text:style-name="T105">up </text:span><text:span text:style-name="T106">already. </text:span></text:p>
      <text:p text:style-name="P162"><text:span text:style-name="T114">The humiliation </text:span><text:span text:style-name="T115">was my conviction. </text:span></text:p>
      <text:p text:style-name="P164"><text:span text:style-name="T120">M</text:span><text:span text:style-name="T118">y body </text:span><text:span text:style-name="T120">becoming penitentiary </text:span></text:p>
      <text:p text:style-name="P164"><text:span text:style-name="T120">for my mind’s</text:span><text:span text:style-name="T119"> </text:span><text:span text:style-name="T120">commitment to </text:span><text:span text:style-name="T117">the daily bread. </text:span></text:p>
      <text:p text:style-name="P154">I now know why it’s called an asylum. </text:p>
      <text:p text:style-name="P153"/>
      <text:p text:style-name="P175"><text:span text:style-name="T281">2</text:span><text:span text:style-name="T252">050 </text:span>Chemical drips are the shots of <text:span text:style-name="T250">s</text:span>entries</text:p>
      <text:p text:style-name="P175"><text:span text:style-name="T281">2</text:span><text:span text:style-name="T252">100 </text:span>The searchlight <text:span text:style-name="T250">is focused on the worm </text:span></text:p>
      <text:p text:style-name="P176"><text:span text:style-name="T281">2</text:span><text:span text:style-name="T252">150 </text:span>quartz is unsuited for photography </text:p>
      <text:p text:style-name="P193"><text:span text:style-name="T241">2</text:span><text:span text:style-name="T240">200 </text:span><text:span text:style-name="T239">But the </text:span>luciferase<text:span text:style-name="T239"> is where ideas are born </text:span></text:p>
      <text:p text:style-name="P177"><text:span text:style-name="T281">2</text:span><text:span text:style-name="T252">250 </text:span>Evolution of translucence in the darkness </text:p>
      <text:p text:style-name="P177"><text:span text:style-name="T281">2</text:span><text:span text:style-name="T252">300 </text:span>The hunger is <text:span text:style-name="T281">just</text:span> a passing storm </text:p>
      <text:p text:style-name="P177"><text:span text:style-name="T281">2</text:span><text:span text:style-name="T252">350 </text:span>And though we hold on to the memory </text:p>
      <text:p text:style-name="P178"><text:span text:style-name="T122">2</text:span><text:span text:style-name="T121">400 </text:span><text:span text:style-name="T117">When </text:span><text:span text:style-name="T122">the words are down</text:span><text:span text:style-name="T117"> we’ll know </text:span><text:span text:style-name="T116">our</text:span><text:span text:style-name="T117"> ship </text:span><text:span text:style-name="T122">is</text:span><text:span text:style-name="T117"> worn</text:span></text:p>
      <text:p text:style-name="P152"/>
      <text:p text:style-name="P51"><text:span text:style-name="T247">I served my sentence.</text:span> Dissected it, <text:span text:style-name="T170">p</text:span>iece by piece, one horseshoe crab at a time. </text:p>
      <text:p text:style-name="P53"><text:span text:style-name="T249">Using t</text:span>heir o<text:span text:style-name="T129">wn</text:span> <text:span text:style-name="T249">sterilizing </text:span>blue blood <text:span text:style-name="T249">to </text:span><text:span text:style-name="T248">anoint</text:span></text:p>
      <text:p text:style-name="P53">the operation, <text:span text:style-name="T170">u</text:span>ntil there’s nothing </text:p>
      <text:p text:style-name="P42"><text:span text:style-name="T281">l</text:span>eft. And we’re free. </text:p>
      <text:p text:style-name="P9"/>
      <text:p text:style-name="P23"><text:soft-page-break/>Just a gravity road</text:p>
      <text:p text:style-name="P28">My brain has been washed in acid, and other cleaning products. People </text:p>
      <text:p text:style-name="P28">are <text:span text:style-name="T211">floating</text:span> by just to get that intoxicating </text:p>
      <text:p text:style-name="P26">citric summer whiff leaking out of my ears, like Bugs </text:p>
      <text:p text:style-name="P26">floating towards a baked good, or a plot point </text:p>
      <text:p text:style-name="P26">in a princess story, maybe </text:p>
      <text:p text:style-name="P26"/>
      <text:p text:style-name="P26">Can I add myri<text:span text:style-name="T151">s</text:span>tic to the lye to make it lather? </text:p>
      <text:p text:style-name="P26">I know it’s psychological, I just don’t feel like I’m clean. </text:p>
      <text:p text:style-name="P27"><text:span text:style-name="T346">U</text:span>nless. <text:span text:style-name="T346">I</text:span>t. <text:span text:style-name="T346">L</text:span>athers. </text:p>
      <text:p text:style-name="P27"/>
      <text:p text:style-name="P29">In moment<text:span text:style-name="T308">s of </text:span>weakness I ask for one real person.</text:p>
      <text:p text:style-name="P3"/>
      <text:p text:style-name="P3"/>
      <text:p text:style-name="P22">*how do I make the connection to otherwise normal person? </text:p>
      <text:p text:style-name="P3"/>
      <text:p text:style-name="P3"/>
      <text:p text:style-name="P3"/>
      <text:p text:style-name="P3"/>
      <text:p text:style-name="P3"/>
      <text:p text:style-name="P3"/>
      <text:p text:style-name="P181"><text:span text:style-name="T111">Sea salt candle </text:span><text:span text:style-name="T112">sits </text:span><text:span text:style-name="T111">on the flush basin</text:span></text:p>
      <text:p text:style-name="P115"><text:span text:style-name="T229">Al</text:span><text:span text:style-name="T228">most evening and the lambent sun, </text:span><text:span text:style-name="T276">i</text:span><text:span text:style-name="T228">n </text:span><text:span text:style-name="T279">an </text:span><text:span text:style-name="T228">act of generosity, ignites </text:span><text:span text:style-name="T242">a</text:span><text:span text:style-name="T228"> frosted glass window. </text:span></text:p>
      <text:p text:style-name="P116">Diffuse warm <text:span text:style-name="T230">and filling up every nook and cranny. </text:span></text:p>
      <text:p text:style-name="P116"><text:span text:style-name="T242">A young man </text:span>bathes in the ambiance. <text:span text:style-name="T276">D</text:span><text:span text:style-name="T230">rain shadows stopping the light. </text:span></text:p>
      <text:p text:style-name="P117"><text:span text:style-name="T276">A</text:span> <text:span text:style-name="T232">cock</text:span>roach’<text:span text:style-name="T276">s compound eyes </text:span>peer from the shower grate. </text:p>
      <text:p text:style-name="P117">Antenna <text:span text:style-name="T232">swaying </text:span>irate from the last flush. <text:span text:style-name="T231">Sung goodbye by shower songs like “Stairway to heaven”. </text:span></text:p>
      <text:p text:style-name="P118">It’s uncertain what brings him back, but he always does. </text:p>
      <text:p text:style-name="P118">How he feels the air, <text:span text:style-name="T233">with a perpetual touch of urgency,</text:span> it’s obvious that he doesn’t want to be seen. </text:p>
      <text:p text:style-name="P119">At a loss for bug spray <text:span text:style-name="T242">the man </text:span>reaches for <text:span text:style-name="T242">his</text:span> Old Spice. </text:p>
      <text:p text:style-name="P119">Diffuse warm and filling up every nook and cranny, </text:p>
      <text:p text:style-name="P182"><text:span text:style-name="T81">the </text:span><text:span text:style-name="T1">pungent </text:span><text:span text:style-name="T81">od</text:span><text:span text:style-name="T82">o</text:span><text:span text:style-name="T81">r of </text:span><text:span text:style-name="T1">aluminum-free </text:span><text:span text:style-name="T23">K</text:span><text:span text:style-name="T1">raken Guard… </text:span><text:span text:style-name="T52">Succeeds!</text:span></text:p>
      <text:p text:style-name="P120"><text:span text:style-name="T276">I</text:span>n scaring away the bug. </text:p>
      <text:p text:style-name="P121"/>
      <text:p text:style-name="P121"><text:span text:style-name="T245">A</text:span>lthough the <text:span text:style-name="T243">glow</text:span><text:span text:style-name="T225"> is</text:span> flattering, <text:span text:style-name="T277">he’s b</text:span><text:span text:style-name="T242">ack </text:span><text:span text:style-name="T280">in</text:span><text:span text:style-name="T242"> the </text:span><text:span text:style-name="T243">sink.</text:span><text:span text:style-name="T242"> </text:span></text:p>
      <text:p text:style-name="P121"><text:span text:style-name="T277">I</text:span><text:span text:style-name="T243">ntent</text:span> in the<text:span text:style-name="T243"> </text:span><text:span text:style-name="T242">mirror</text:span>. <text:span text:style-name="T276">Scrubbing. </text:span><text:span text:style-name="T236">In his vigor, </text:span></text:p>
      <text:p text:style-name="P121"><text:span text:style-name="T236">w</text:span>ater is <text:span text:style-name="T236">thoughtlessly </text:span>spilled over the counter-top. </text:p>
      <text:p text:style-name="P122">Steam ladens the air thick enough to clear you<text:span text:style-name="T350">r</text:span> sinuses.</text:p>
      <text:p text:style-name="P123"><text:soft-page-break/>Condensation coalesces <text:span text:style-name="T217">into pearl beads </text:span>on any cool<text:span text:style-name="T222">ed</text:span> surface: </text:p>
      <text:p text:style-name="P123"><text:span text:style-name="T350">the </text:span><text:span text:style-name="T218">securely </text:span><text:span text:style-name="T219">adhered </text:span><text:span text:style-name="T218">shower tiles, </text:span><text:span text:style-name="T350">which </text:span><text:span text:style-name="T224">provi</text:span><text:span text:style-name="T278">d</text:span><text:span text:style-name="T350">e</text:span><text:span text:style-name="T224"> plate armor to </text:span><text:span text:style-name="T350">the room’s </text:span><text:span text:style-name="T224">wooden frame</text:span><text:span text:style-name="T218">. </text:span></text:p>
      <text:p text:style-name="P123"><text:span text:style-name="T278">And </text:span>the mirror’<text:span text:style-name="T218">s</text:span> <text:span text:style-name="T218">tin coat, brightly polished </text:span><text:span text:style-name="T227">under the pretense that </text:span><text:span text:style-name="T218">reflections have somewhere to be, </text:span></text:p>
      <text:p text:style-name="P122"><text:span text:style-name="T278">P</text:span><text:span text:style-name="T212">uddles </text:span>on the floor and vanity <text:span text:style-name="T277">pretend</text:span><text:span text:style-name="T278"> to have</text:span><text:span text:style-name="T212"> their </text:span>own<text:span text:style-name="T212"> incandescence. </text:span></text:p>
      <text:p text:style-name="P121">Curvaceous. Star<text:span text:style-name="T213">k</text:span> on the marble’s muted <text:span text:style-name="T214">Himalayan</text:span><text:span text:style-name="T213"> </text:span>colors.</text:p>
      <text:p text:style-name="P124">Strokes of purple and brown grace the tiles.</text:p>
      <text:p text:style-name="P121"><text:span text:style-name="T214">T</text:span>he<text:span text:style-name="T236">se</text:span> puddle<text:span text:style-name="T215">s</text:span> <text:span text:style-name="T215">inch across as if </text:span><text:span text:style-name="T282">guilty </text:span><text:span text:style-name="T215">in </text:span><text:span text:style-name="T282">their </text:span><text:span text:style-name="T215">ven</text:span><text:span text:style-name="T217">er</text:span><text:span text:style-name="T215">ation of painting</text:span> the impermeable. </text:p>
      <text:p text:style-name="P123">A fan hums in it’s steady effort to escape the <text:span text:style-name="T219">moisture. </text:span><text:s/></text:p>
      <text:p text:style-name="P123"/>
      <text:p text:style-name="P124">The marble isn’t real, and the ineffable zest of Ax Body-<text:span text:style-name="T278">W</text:span>ash pricks the nose. </text:p>
      <text:p text:style-name="P125">The face wash, on the other hand, is from a boutique </text:p>
      <text:p text:style-name="P125">and <text:span text:style-name="T215">the s</text:span>ingle-mindedness with which it’s applied is bound to lead to <text:span text:style-name="T222">dry skin</text:span>. </text:p>
      <text:p text:style-name="P125">It sits routinely to the right of the faucet <text:span text:style-name="T223">besides </text:span>its tro<text:span text:style-name="T225">o</text:span>p. </text:p>
      <text:p text:style-name="P125">A tea-tree oil toner which pleasantly tingles on the skin. </text:p>
      <text:p text:style-name="P125"><text:span text:style-name="T215">SPF</text:span> moisturizer which politely sinks in. </text:p>
      <text:p text:style-name="P125"><text:span text:style-name="T216">And a</text:span> slip of spot patches <text:span text:style-name="T215">which are quite effectively murderous. </text:span></text:p>
      <text:p text:style-name="P126">In pinched fingers, careful not to waste the adhesion, he peels off one of the translucent disks. </text:p>
      <text:p text:style-name="P126"><text:span text:style-name="T225">D</text:span>angl<text:span text:style-name="T225">ing</text:span> in his grasp, <text:span text:style-name="T225">it’s carried, suspended, exposed to the air. The carrier manifesting as poltergeist. </text:span></text:p>
      <text:p text:style-name="P127">A <text:span text:style-name="T285">power </text:span>he’s formed <text:span text:style-name="T283">since</text:span> the <text:span text:style-name="T284">second </text:span>onset of puberty. </text:p>
      <text:p text:style-name="P128">Sung goodbye by stage songs like “How to disappear completely”. </text:p>
      <text:p text:style-name="P126">In the mirror he hones in on the problem area. </text:p>
      <text:p text:style-name="P126">Tomato red, waxy <text:span text:style-name="T225">and </text:span>stretch skin <text:span text:style-name="T225">bury a zit. </text:span></text:p>
      <text:p text:style-name="P129">He lays down the patch and <text:span text:style-name="T237">wills </text:span>it s<text:span text:style-name="T237">oak </text:span>in. </text:p>
      <text:p text:style-name="P129"/>
      <text:p text:style-name="P130">Pressed against the glass he examines <text:span text:style-name="T222">his</text:span> reflection in his eye. </text:p>
      <text:p text:style-name="P131">The perspective is bulbous, but l<text:span text:style-name="T219">ike a driver in the seat it smacks of his authenticity. </text:span></text:p>
      <text:p text:style-name="P130"><text:span text:style-name="T244">I</text:span><text:span text:style-name="T222">n privacy he admits i</text:span>t doesn’t look <text:span text:style-name="T221">anything </text:span>like Maitr<text:span text:style-name="T226">i</text:span>. </text:p>
      <text:p text:style-name="P130">Thought <text:span text:style-name="T237">I’ve </text:span><text:span text:style-name="T244">heard it </text:span><text:span text:style-name="T237">been </text:span><text:span text:style-name="T238">told </text:span><text:span text:style-name="T244">that </text:span><text:span text:style-name="T221">the universe is such. </text:span></text:p>
      <text:p text:style-name="P132"><text:span text:style-name="T244">And from such</text:span> <text:span text:style-name="T237">it said </text:span><text:span text:style-name="T220">“The </text:span><text:span text:style-name="T196">eminence </text:span><text:span text:style-name="T220">of votive candles </text:span></text:p>
      <text:p text:style-name="P183"><text:span text:style-name="T1">set us free.” </text:span><text:span text:style-name="T36">if </text:span><text:span text:style-name="T49">he</text:span><text:span text:style-name="T48"> </text:span><text:span text:style-name="T36">meditate</text:span><text:span text:style-name="T48">s</text:span><text:span text:style-name="T36"> enough </text:span></text:p>
      <text:p text:style-name="P183"><text:span text:style-name="T36">that might just be. </text:span><text:span text:style-name="T41">U</text:span><text:span text:style-name="T37">nfortunately,</text:span><text:span text:style-name="T36"> </text:span></text:p>
      <text:p text:style-name="P133"><text:soft-page-break/>Caught within the trans<text:span text:style-name="T154">lu</text:span>cidity of <text:span text:style-name="T222">his</text:span><text:span text:style-name="T194"> </text:span><text:span text:style-name="T223">faux </text:span><text:span text:style-name="T194">religiosity</text:span></text:p>
      <text:p text:style-name="P133"><text:span text:style-name="T222">he’s</text:span><text:span text:style-name="T194"> </text:span><text:span text:style-name="T195">staring into candles as if </text:span><text:span text:style-name="T237">they</text:span><text:span text:style-name="T227">’ll burn out </text:span></text:p>
      <text:p text:style-name="P183"><text:span text:style-name="T50">his undesirable parts</text:span><text:span text:style-name="T51">. </text:span><text:span text:style-name="T58">He’s reminded of the mold growing </text:span><text:span text:style-name="T62">patulous</text:span><text:span text:style-name="T58"> </text:span><text:span text:style-name="T59">on</text:span><text:span text:style-name="T58"> the calking. </text:span></text:p>
      <text:p text:style-name="P120"/>
      <text:p text:style-name="P184"><text:span text:style-name="T60">Stepping back</text:span><text:span text:style-name="T53">, he</text:span><text:span text:style-name="T1"> has a towel taught around his waist, eggshell from age. </text:span></text:p>
      <text:p text:style-name="P120">How many times has he washed? </text:p>
      <text:p text:style-name="P184"><text:span text:style-name="T1">As a child he would wrap towel</text:span><text:span text:style-name="T53">s</text:span><text:span text:style-name="T1"> like a dress, or a toga, or however he saw fit. </text:span></text:p>
      <text:p text:style-name="P184"><text:span text:style-name="T1">Bum hanging out on his way </text:span><text:span text:style-name="T53">back </text:span><text:span text:style-name="T1">to the bedroom. </text:span></text:p>
      <text:p text:style-name="P134">His designer frustrated by the unjust lack of material. </text:p>
      <text:p text:style-name="P185"><text:span text:style-name="T1">Those </text:span><text:span text:style-name="T54">innocent </text:span><text:span text:style-name="T1">memories coruscate, </text:span><text:span text:style-name="T54">like the countless beads in </text:span><text:span text:style-name="T61">hi</text:span><text:span text:style-name="T62">s</text:span><text:span text:style-name="T61"> </text:span><text:span text:style-name="T54">exfoliant. </text:span></text:p>
      <text:p text:style-name="P186"><text:span text:style-name="T54">T</text:span><text:span text:style-name="T1">hey’re held suspended in a </text:span><text:span text:style-name="T56">squeeze </text:span><text:span text:style-name="T1">bottle. </text:span></text:p>
      <text:p text:style-name="P187"><text:span text:style-name="T55">Cultivating and cultivating </text:span><text:span text:style-name="T57">the skin.</text:span><text:span text:style-name="T55"> </text:span><text:span text:style-name="T54">How many times has he washed?</text:span></text:p>
      <text:p text:style-name="P33"><text:span text:style-name="T234">In his</text:span> bathroom, <text:span text:style-name="T195">haloed</text:span> in <text:span text:style-name="T201">the unforgiving light of </text:span>LED's. </text:p>
      <text:p text:style-name="P33"/>
      <text:p text:style-name="P1"/>
      <text:p text:style-name="P1"/>
      <text:p text:style-name="P1"/>
      <text:p text:style-name="P191"><text:span text:style-name="T1">I</text:span><text:span text:style-name="T17">f only</text:span></text:p>
      <text:p text:style-name="P171"><text:span text:style-name="T1">I</text:span><text:span text:style-name="T17">f only</text:span><text:span text:style-name="T1"> I was </text:span><text:span text:style-name="T44">able to evert my stomach</text:span><text:span text:style-name="T1">.</text:span></text:p>
      <text:p text:style-name="P171"><text:span text:style-name="T1">A quick rinse, </text:span><text:span text:style-name="T18">washed by perpetual motion,</text:span></text:p>
      <text:p text:style-name="P75">Like running water. </text:p>
      <text:p text:style-name="P75"/>
      <text:p text:style-name="P172"><text:span text:style-name="T1">Instead </text:span><text:span text:style-name="T19">I </text:span><text:span text:style-name="T1">reach down my throat</text:span></text:p>
      <text:p text:style-name="P75">grab my gut from the base </text:p>
      <text:p text:style-name="P75">and drag it out. </text:p>
      <text:p text:style-name="P75">My acid eaten right arm, skeletal,</text:p>
      <text:p text:style-name="P75">And the horrid solution of muscle, nerves and skin! </text:p>
      <text:p text:style-name="P75"/>
      <text:p text:style-name="P75">I toss it in the sewers to fester. </text:p>
      <text:p text:style-name="P75">Then I scrub my digestive tract down with mother’s milk, </text:p>
      <text:p text:style-name="P75">it hangs dripping on the clothes line. </text:p>
      <text:p text:style-name="P41">Organ pipes singing hollow in the breeze. </text:p>
      <text:p text:style-name="P41"/>
      <text:p text:style-name="P41"/>
      <text:p text:style-name="P41"/>
      <text:p text:style-name="P41"/>
      <text:p text:style-name="P41"/>
      <text:p text:style-name="P41"/>
      <text:p text:style-name="P1"><text:soft-page-break/>I’m pretty negative about the positives, and <text:span text:style-name="T133">absolutely </text:span>positive about the negatives</text:p>
      <text:p text:style-name="P42">Degenerative</text:p>
      <text:p text:style-name="P47"><text:span text:style-name="T177">t</text:span>his dopamine waking dream</text:p>
      <text:p text:style-name="P47"><text:span text:style-name="T177">o</text:span><text:span text:style-name="T157">r is it</text:span> the pills? </text:p>
      <text:p text:style-name="P159"/>
      <text:p text:style-name="P159"/>
      <text:p text:style-name="P42">They’re clinking coins like a<text:span text:style-name="T158">n applause</text:span></text:p>
      <text:p text:style-name="P54">Whirling slots like they upset </text:p>
      <text:p text:style-name="P165"><text:span text:style-name="T14">m</text:span><text:span text:style-name="T1">y stomach. </text:span><text:span text:style-name="T90">The return </text:span></text:p>
      <text:p text:style-name="P165"><text:span text:style-name="T91">justifie</text:span><text:span text:style-name="T93">d in </text:span><text:span text:style-name="T92">my invested </text:span><text:span text:style-name="T1">guilt, </text:span></text:p>
      <text:p text:style-name="P54"><text:span text:style-name="T177">s</text:span>till, I’m a dated model. </text:p>
      <text:p text:style-name="P54">Running on gears and lubricant. </text:p>
      <text:p text:style-name="P159"/>
      <text:p text:style-name="P42">I’m thinking of getting back on the horse. Three turns in a row and I’ll hit a jackpot!</text:p>
      <text:p text:style-name="P42">But I’m a show pony, not suited for a race across the reels. </text:p>
      <text:p text:style-name="P42">I’ve been living in a one track mind, too mindful of the crowd placing bets.</text:p>
      <text:p text:style-name="P42"><text:span text:style-name="T308">But t</text:span>he house keeps winning, and I think my credits have finally rolled. </text:p>
      <text:p text:style-name="P42"/>
      <text:p text:style-name="P42">Out from under the lord’s roof, and below the landlord’s deadline. </text:p>
      <text:p text:style-name="P73"><text:span text:style-name="T339">W</text:span>ork horse<text:span text:style-name="T339">s</text:span>, led to water, <text:span text:style-name="T339">aren’t necessarily thirsty</text:span>. <text:span text:style-name="T339">And</text:span></text:p>
      <text:p text:style-name="P56"><text:span text:style-name="T339">seeds </text:span><text:span text:style-name="T158">still have some </text:span><text:span text:style-name="T159">life in </text:span><text:span text:style-name="T339">them</text:span><text:span text:style-name="T159">,</text:span><text:span text:style-name="T158"> </text:span><text:span text:style-name="T339">even when the</text:span><text:span text:style-name="T158"> flavor’</text:span><text:span text:style-name="T339">s</text:span><text:span text:style-name="T159"> been</text:span><text:span text:style-name="T158"> toasted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5"><text:soft-page-break/>Healed Enough</text:p>
      <text:p text:style-name="P136"><text:span text:style-name="T339">m</text:span>y heart beholden to none</text:p>
      <text:p text:style-name="P136"><text:span text:style-name="T339">s</text:span>oldiers of the Sun march to the war drum </text:p>
      <text:p text:style-name="P136"><text:span text:style-name="T339">g</text:span>littering armor crowning over the horizon </text:p>
      <text:p text:style-name="P136"><text:span text:style-name="T339">t</text:span>he sum of my dread </text:p>
      <text:p text:style-name="P136"><text:span text:style-name="T339">t</text:span>he thrum in my head </text:p>
      <text:p text:style-name="P136"><text:span text:style-name="T339">d</text:span>awn born on a meadow bedspread </text:p>
      <text:p text:style-name="P136"/>
      <text:p text:style-name="P136"><text:span text:style-name="T339">from</text:span> my cave shelter<text:span text:style-name="T309">ing </text:span>young </text:p>
      <text:p text:style-name="P136"><text:span text:style-name="T339">d</text:span>raconic nursery rhymes I have sung </text:p>
      <text:p text:style-name="P136"><text:span text:style-name="T339">w</text:span>ith fire and roa<text:span text:style-name="T193">r </text:span></text:p>
      <text:p text:style-name="P136"><text:span text:style-name="T339">I </text:span>teach them to be more </text:p>
      <text:p text:style-name="P136"><text:span text:style-name="T339">t</text:span>han the moors to which they’ve clung </text:p>
      <text:p text:style-name="P136"/>
      <text:p text:style-name="P136"><text:span text:style-name="T339">s</text:span>wordsmen at the door </text:p>
      <text:p text:style-name="P136"><text:span text:style-name="T339">e</text:span>ggs on the floor </text:p>
      <text:p text:style-name="P34"><text:span text:style-name="T339">a</text:span>nd gore upon gore upon gore</text:p>
      <text:p text:style-name="P31"/>
      <text:p text:style-name="P31"/>
      <text:p text:style-name="P31"/>
      <text:p text:style-name="P31"/>
      <text:p text:style-name="P31"/>
      <text:p text:style-name="P16">If only art could mimic nature</text:p>
      <text:p text:style-name="P188"><text:span text:style-name="T47">f</text:span><text:span text:style-name="T1">ractale</text:span><text:span text:style-name="T16">d</text:span><text:span text:style-name="T1"> </text:span><text:span text:style-name="T22">u</text:span><text:span text:style-name="T1">nto oblivion </text:span></text:p>
      <text:p text:style-name="P188"><text:span text:style-name="T47">o</text:span><text:span text:style-name="T1">ur scri</text:span><text:span text:style-name="T22">b</text:span><text:span text:style-name="T1">bles </text:span></text:p>
      <text:p text:style-name="P78"><text:span text:style-name="T209">d</text:span>oodles </text:p>
      <text:p text:style-name="P78"><text:span text:style-name="T209">n</text:span>othing </text:p>
      <text:p text:style-name="P78"/>
      <text:p text:style-name="P78"><text:span text:style-name="T209">I</text:span>f pixels on blank canvas are my rosary </text:p>
      <text:p text:style-name="P188"><text:span text:style-name="T47">t</text:span><text:span text:style-name="T1">hen I’ll </text:span><text:span text:style-name="T16">p</text:span><text:span text:style-name="T1">our over each bead until oblivion blooms in my mind.</text:span></text:p>
      <text:p text:style-name="P35">My own prayer to be preserved in the press of a book. 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"><text:soft-page-break/>A mossback’s words on life and death</text:p>
      <text:p text:style-name="P61">It’s the first thing I think</text:p>
      <text:p text:style-name="P61">Shaking hands with instinct </text:p>
      <text:p text:style-name="P61">Tired of these places, traces</text:p>
      <text:p text:style-name="P61">Written in the sprawl plans</text:p>
      <text:p text:style-name="P61">Hot sands </text:p>
      <text:p text:style-name="P168"/>
      <text:p text:style-name="P61">Pull me back in </text:p>
      <text:p text:style-name="P61">Silent in spring</text:p>
      <text:p text:style-name="P61">Drowning in ink </text:p>
      <text:p text:style-name="P61">Graceless, faceless </text:p>
      <text:p text:style-name="P61">And I’m not allowed to listen to Nirvana anymore </text:p>
      <text:p text:style-name="P168"/>
      <text:p text:style-name="P61">Innocence died on my birthday </text:p>
      <text:p text:style-name="P61">And I poured out a drink in her honor.</text:p>
      <text:p text:style-name="P168"/>
      <text:p text:style-name="P61">Life is social</text:p>
      <text:p text:style-name="P61">And, as with any full-bodied spirit, </text:p>
      <text:p text:style-name="P61">It’s best appreciated in sips</text:p>
      <text:p text:style-name="P61">And after the flavor has opened up. </text:p>
      <text:p text:style-name="P168"/>
      <text:p text:style-name="P168"/>
      <text:p text:style-name="P61">But I’m a barrel of whisk<text:span text:style-name="T134">e</text:span>y with a crack in it, finely aged </text:p>
      <text:p text:style-name="P61"><text:span text:style-name="T339">b</text:span>ut still escaping. </text:p>
      <text:p text:style-name="P61">As the oaky notes of death consciousness seep in they concentrate </text:p>
      <text:p text:style-name="P61"><text:span text:style-name="T180">i</text:span>n what’s left of my evaporating body. I feel like I have finally been given the air to breathe. </text:p>
      <text:p text:style-name="P168"/>
      <text:p text:style-name="P61">These wrinkles are the cracks in my facade </text:p>
      <text:p text:style-name="P168"><text:span text:style-name="T96">a</text:span><text:span text:style-name="T1">nd as they fold in on themselves my multidimensionality is shown. </text:span></text:p>
      <text:p text:style-name="P61">This walker is another pair of legs because the distance I traveled wore </text:p>
      <text:p text:style-name="P61">Through the first. Like the thirst did my patience. </text:p>
      <text:p text:style-name="P61">And the brittle in my bones does me no mind because I’ve pulled myself back together time and time again. </text:p>
      <text:p text:style-name="P37"/>
      <text:p text:style-name="P37"/>
      <text:p text:style-name="P31"/>
      <text:p text:style-name="P31"/>
      <text:p text:style-name="P31"/>
      <text:p text:style-name="P31"/>
      <text:p text:style-name="P31"/>
      <text:p text:style-name="P17"><text:soft-page-break/>Rhizosphere</text:p>
      <text:p text:style-name="P38">The Earth is a rock, w<text:span text:style-name="T208">e</text:span> think of rock as a mass, but soil exists in delicate balance. This facet, this floor, is hard to pin down </text:p>
      <text:p text:style-name="P38"/>
      <text:p text:style-name="P38">though the feeling is grounding. Worms. Mites. Millipedes. Knowing them kindred, I mulled the dirt to create the conditions</text:p>
      <text:p text:style-name="P38"/>
      <text:p text:style-name="P38">for living. Wallowing, basically blind I fed, living only for such, <text:span text:style-name="T208">knowing</text:span> not what I fed on, blinded but to the base </text:p>
      <text:p text:style-name="P38"/>
      <text:p text:style-name="P38"><text:span text:style-name="T305">n</text:span>ecessities of my constitution. My yearning esophagus, trailing a track of field peas in my wake, until the tilling </text:p>
      <text:p text:style-name="P38"/>
      <text:p text:style-name="P38">turns the soil. <text:span text:style-name="T310">Oxygen f</text:span>ertilizing a soil bed, marinating in a soiled bed I did what plants do. I rooted </text:p>
      <text:p text:style-name="P38"/>
      <text:p text:style-name="P38">underground. Knowing only up. I grew to reach the sun. The strictness entailing the tail end of a striking </text:p>
      <text:p text:style-name="P38"/>
      <text:p text:style-name="P38">amount of resolve. I check on the harvest. Pruned. Weeded. Seeded. This crop is more than sustenance, it’s the sustained effort of a sustainable life</text:p>
      <text:p text:style-name="P38"/>
      <text:p text:style-name="P38">style. Like an aesthetic. Like a design. Like the blending of parts into a balance that enriches the whole </text:p>
      <text:p text:style-name="P38"/>
      <text:p text:style-name="P38">Ecosystem. Whose warring members coalesce in convalescence. At times testily. At times comradely. Always of their own </text:p>
      <text:p text:style-name="P38"/>
      <text:p text:style-name="P38">genus. <text:span text:style-name="T305">Type</text:span> <text:span text:style-name="T310">against</text:span> <text:span text:style-name="T305">type.</text:span> Will <text:span text:style-name="T310">against</text:span> will. We were tried. Toiling in out tameness and tiredness. In the most cultivated of conditions </text:p>
      <text:p text:style-name="P38"/>
      <text:p text:style-name="P38">We proved that wildness could still exist. This is my nature. We are nature. I thought, finally breaching the earth. It wasn’t a garden. It wasn’t the sun. </text:p>
      <text:p text:style-name="P38"/>
      <text:p text:style-name="P38"/>
      <text:p text:style-name="P38"/>
      <text:p text:style-name="P38"/>
      <text:p text:style-name="P96"><text:soft-page-break/><text:span text:style-name="T337">Fall then Spring </text:span></text:p>
      <text:p text:style-name="P81">Fall, like an auburn coat to the floor, </text:p>
      <text:p text:style-name="P81">winter limbs shaken free by frozen breath. </text:p>
      <text:p text:style-name="P81"><text:span text:style-name="T274">Re</text:span>frigerated in this season’s store,</text:p>
      <text:p text:style-name="P81"><text:span text:style-name="T275">s</text:span><text:span text:style-name="T274">unlight </text:span><text:span text:style-name="T273">w</text:span>as felled for fiery death. </text:p>
      <text:p text:style-name="P81">Smoken spirit from ashen body cleft, </text:p>
      <text:p text:style-name="P81"><text:span text:style-name="T273">f</text:span>eeling weightless freedom left. </text:p>
      <text:p text:style-name="P81"/>
      <text:p text:style-name="P81">Spring, like a child back to life, </text:p>
      <text:p text:style-name="P81">Whose wild be<text:span text:style-name="T153">d</text:span>head is wrapped in flower print. </text:p>
      <text:p text:style-name="P81">Bees’ wings strum on the breeze </text:p>
      <text:p text:style-name="P81"><text:span text:style-name="T153"><text:tab/>A</text:span> Sartre playing fife.</text:p>
      <text:p text:style-name="P81">Playful spirits tu<text:span text:style-name="T153">m</text:span>ble and sprin<text:span text:style-name="T153">t</text:span>, </text:p>
      <text:p text:style-name="P81">While thoughtful branches shade watchful eyes </text:p>
      <text:p text:style-name="P81">Until daylight gives way to fireflies. </text:p>
      <text:p text:style-name="P40"/>
      <text:p text:style-name="P38"/>
      <text:p text:style-name="P38"/>
      <text:p text:style-name="P38"/>
      <text:p text:style-name="P38"/>
      <text:p text:style-name="P38"/>
      <text:p text:style-name="P38"/>
      <text:p text:style-name="P11">An aside from narrative voice </text:p>
      <text:p text:style-name="P138">I’m catching words like butterflies, <text:span text:style-name="T173">t</text:span>o pin them down,</text:p>
      <text:p text:style-name="P189"><text:span text:style-name="T1">The pane glass of their </text:span><text:span text:style-name="T23">display </text:span><text:span text:style-name="T1">reflecting the passersby.</text:span></text:p>
      <text:p text:style-name="P138">A collection, A curated assortment of symbols.</text:p>
      <text:p text:style-name="P138">If mosaic w<text:span text:style-name="T185">ere </text:span>a color. </text:p>
      <text:p text:style-name="P138"/>
      <text:p text:style-name="P138">When you touch it it breaks apart. Releasing </text:p>
      <text:p text:style-name="P139">a swarm of fluttering wings </text:p>
      <text:p text:style-name="P139"><text:span text:style-name="T173"><text:tab/>f</text:span>or you to run towards,</text:p>
      <text:p text:style-name="P139">Cautious feet treading over </text:p>
      <text:p text:style-name="P139">a globe of compound eyes. </text:p>
      <text:p text:style-name="P138"/>
      <text:p text:style-name="P140">Blink </text:p>
      <text:p text:style-name="P190"><text:span text:style-name="T94">a</text:span><text:span text:style-name="T1">nd it’s a </text:span><text:span text:style-name="T24">scoop of ice cream </text:span></text:p>
      <text:p text:style-name="P138"><text:span text:style-name="T341">wi</text:span>th its frost gilded iris embracing the pupil </text:p>
      <text:p text:style-name="P39"><text:span text:style-name="T341">t</text:span>heir tears to melt on who<text:span text:style-name="T185">se</text:span> <text:span text:style-name="T340">tongue.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11"><text:soft-page-break/>Bored</text:p>
      <text:p text:style-name="P79"><text:span text:style-name="T209">w</text:span>ounded in monotone </text:p>
      <text:p text:style-name="P79"><text:span text:style-name="T209">a</text:span>s deep as a blank page</text:p>
      <text:p text:style-name="P79"><text:span text:style-name="T209">a</text:span> paper cut </text:p>
      <text:p text:style-name="P79"><text:span text:style-name="T209">a</text:span>n endless hole in the table </text:p>
      <text:p text:style-name="P79"/>
      <text:p text:style-name="P79"><text:span text:style-name="T209">l</text:span>et me stare <text:span text:style-name="T173">at</text:span> the movement underneath </text:p>
      <text:p text:style-name="P79"><text:span text:style-name="T209">g</text:span>rains in the wood, <text:span text:style-name="T209">w</text:span>aves in the ocean </text:p>
      <text:p text:style-name="P79"><text:span text:style-name="T209">a</text:span>n evening lead and lifeless </text:p>
      <text:p text:style-name="P36"><text:span text:style-name="T209">w</text:span>ith a brain searching for the blues underneath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/>
      <text:p text:style-name="P31"/>
      <text:p text:style-name="P4">Self starter</text:p>
      <text:p text:style-name="P42">The insignificance feels significant. </text:p>
      <text:p text:style-name="P48">Human lives are a lineage of flashlights. </text:p>
      <text:p text:style-name="P48">We point in ponderance at the night sky. </text:p>
      <text:p text:style-name="P42">Light enough to reach the stars,</text:p>
      <text:p text:style-name="P42"><text:span text:style-name="T180">h</text:span>eavy enough to crush </text:p>
      <text:p text:style-name="P42"><text:span text:style-name="T180">O</text:span>ur spirits under the weight of preponderant galaxies.</text:p>
      <text:p text:style-name="P159"/>
      <text:p text:style-name="P42">But the sage lights a universe just as large </text:p>
      <text:p text:style-name="P42"><text:span text:style-name="T180">w</text:span>ith its vast and indifferent backdrop.</text:p>
      <text:p text:style-name="P42">A play from the perspective of the stage lights. </text:p>
      <text:p text:style-name="P42">Whose hidden director left his children to persist.</text:p>
      <text:p text:style-name="P159"/>
      <text:p text:style-name="P42">S<text:span text:style-name="T148">teadily</text:span>, the stars take on the weight of responsibility. </text:p>
      <text:p text:style-name="P42">Bringing it in like gravity. Pressure ignites passion.</text:p>
      <text:p text:style-name="P42">Until an equilibrium is found.</text:p>
      <text:p text:style-name="P49">Embodying matter, then carrying its enlightened burden.</text:p>
      <text:p text:style-name="P49"/>
      <text:p text:style-name="P49"/>
      <text:p text:style-name="P49"/>
      <text:p text:style-name="P49"><text:s/></text:p>
      <text:p text:style-name="P42"/>
      <text:p text:style-name="P18"><text:soft-page-break/>Missed Stop</text:p>
      <text:p text:style-name="P174"><text:span text:style-name="T23">Five-hundred </text:span><text:span text:style-name="T25">days of </text:span><text:span text:style-name="T1">poems </text:span></text:p>
      <text:p text:style-name="P81">And I’m still at it? </text:p>
      <text:p text:style-name="P81">I was sure I’d be bored by now, </text:p>
      <text:p text:style-name="P81">But maybe by the billionth? </text:p>
      <text:p text:style-name="P81"/>
      <text:p text:style-name="P174"><text:span text:style-name="T1">When the world end</text:span><text:span text:style-name="T23">s</text:span><text:span text:style-name="T1"> </text:span></text:p>
      <text:p text:style-name="P81">Catch me with my quill,</text:p>
      <text:p text:style-name="P81">Of ink, having drunk it’s fill </text:p>
      <text:p text:style-name="P81">My brain no more to think. </text:p>
      <text:p text:style-name="P81">Smiling as I witness the universe blink. </text:p>
      <text:p text:style-name="P159"/>
      <text:p text:style-name="P159"/>
      <text:p text:style-name="P15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5"/>
      <text:p text:style-name="P19">Antiphony in the market</text:p>
      <text:p text:style-name="P75">“The crow is already ten years old</text:p>
      <text:p text:style-name="P75">He caws incessantly.”</text:p>
      <text:p text:style-name="P75"/>
      <text:p text:style-name="P172"><text:span text:style-name="T1">“Stop your </text:span><text:span text:style-name="T42">prattle</text:span><text:span text:style-name="T1">.” Replied the crow </text:span><text:span text:style-name="T20">to the mocking bird</text:span><text:span text:style-name="T1">. “</text:span><text:span text:style-name="T43">Every bar of </text:span><text:span text:style-name="T1">my song is beautiful. </text:span><text:span text:style-name="T45">It’s tried by </text:span><text:span text:style-name="T46">the neighborhood.</text:span><text:span text:style-name="T1">” </text:span></text:p>
      <text:p text:style-name="P75"/>
      <text:p text:style-name="P172"><text:span text:style-name="T1">“</text:span><text:span text:style-name="T46">Trying on you mean</text:span><text:span text:style-name="T1">. </text:span><text:span text:style-name="T46">Just like those </text:span><text:span text:style-name="T1">cookies </text:span><text:span text:style-name="T46">you keep selling</text:span><text:span text:style-name="T1">? </text:span><text:span text:style-name="T20">Give it here then.” </text:span><text:span text:style-name="T35">The mocking bird took a delicate bite. </text:span><text:span text:style-name="T20">“</text:span><text:span text:style-name="T19">Ugh! </text:span><text:span text:style-name="T38">C</text:span><text:span text:style-name="T20">harcoal for Christmas! </text:span><text:span text:style-name="T35">You can’t live off that, and w</text:span><text:span text:style-name="T20">ith your voice you’d be lucky if anyone fed you. Left scavenging for carrion. Disgusting.” </text:span></text:p>
      <text:p text:style-name="P76"/>
      <text:p text:style-name="P173"><text:span text:style-name="T1">“It would be a way to carry on I guess. Though it’s a perspective like luggage.” The crow thought for a moment. “I’d rather be a picky eater. </text:span><text:span text:style-name="T27">Plucking out </text:span><text:span text:style-name="T34">t</text:span><text:span text:style-name="T21">ree eyes </text:span><text:span text:style-name="T27">with Plexiglass talons</text:span><text:span text:style-name="T21">. I’d wear them like an excuses. Or the glasses of a blind man, So TSA won’t notice the marijuana red eyes, from the cookies I bake. They’re enough to get 2 birds stoned!” </text:span></text:p>
      <text:p text:style-name="P77"/>
      <text:p text:style-name="P137"><text:soft-page-break/><text:span text:style-name="T342">A</text:span>nd I’d say these cookies are completely and perfectly Havan. <text:span text:style-name="T342">The crazy bastard’s done it. </text:span></text:p>
      <text:p text:style-name="P135"/>
      <text:p text:style-name="P135"/>
      <text:p text:style-name="P20">From my porch </text:p>
      <text:p text:style-name="P142">I hear the news in the living room </text:p>
      <text:p text:style-name="P142">I left it playing as I stepped out. </text:p>
      <text:p text:style-name="P142">Some passers-by are having a late night conversation, </text:p>
      <text:p text:style-name="P142">It’s two in the morning, </text:p>
      <text:p text:style-name="P142">And while I’m curious what these strangers have to say </text:p>
      <text:p text:style-name="P142"><text:tab/>Why they’re out so late</text:p>
      <text:p text:style-name="P142">I’m more captivated by the chorus of crickets. </text:p>
      <text:p text:style-name="P142">Hell they may be wondering why I’m not asleep. </text:p>
      <text:p text:style-name="P142">So it’s best we leave each other be. </text:p>
      <text:p text:style-name="P142"/>
      <text:p text:style-name="P142">My mind wonders back to the punditry,</text:p>
      <text:p text:style-name="P142"><text:span text:style-name="T210">p</text:span>etty, as I look up at the sky <text:span text:style-name="T210">f</text:span>oolishly think<text:span text:style-name="T210">ing</text:span> I know better. </text:p>
      <text:p text:style-name="P142">The clouds reflecting the moonlight look like an ocean, </text:p>
      <text:p text:style-name="P142"><text:span text:style-name="T186">a</text:span>nd the wa<text:span text:style-name="T174">n</text:span>ing moon looks like a ring I could slip my finger in. </text:p>
      <text:p text:style-name="P1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3T16:09:03.652188189</dc:date>
    <meta:editing-duration>P21DT10H16M37S</meta:editing-duration>
    <meta:editing-cycles>80</meta:editing-cycles>
    <meta:print-date>2025-06-29T14:31:19.148822226</meta:print-date>
    <meta:printed-by>PDF files</meta:printed-by>
    <meta:document-statistic meta:table-count="0" meta:image-count="0" meta:object-count="0" meta:page-count="22" meta:paragraph-count="509" meta:word-count="4215" meta:character-count="23773" meta:non-whitespace-character-count="19657"/>
  </office:meta>
</office:document-meta>
</file>